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貯金">
            <text:p>貯金</text:p>
          </table:table-cell>
          <table:table-cell office:value-type="string" office:value="ちょきん">
            <text:p>ちょきん</text:p>
          </table:table-cell>
          <table:table-cell office:value-type="string" office:value="money saved up">
            <text:p>money saved 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貯金は十分にあります。">
            <text:p>貯金は十分にあります。</text:p>
          </table:table-cell>
          <table:table-cell office:value-type="string" office:value="ちょきん は じゅうぶん に あります。">
            <text:p>ちょきん は じゅうぶん に あります。</text:p>
          </table:table-cell>
          <table:table-cell office:value-type="string" office:value="I have enough money saved up.">
            <text:p>I have enough money saved up.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バイク">
            <text:p>バイク</text:p>
          </table:table-cell>
          <table:table-cell office:value-type="string" office:value="バイク">
            <text:p>バイク</text:p>
          </table:table-cell>
          <table:table-cell office:value-type="string" office:value="motorcycle">
            <text:p>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バイクが大好きです。">
            <text:p>兄はバイクが大好きです。</text:p>
          </table:table-cell>
          <table:table-cell office:value-type="string" office:value="あに は バイク が だいすき です。">
            <text:p>あに は バイク が だいすき です。</text:p>
          </table:table-cell>
          <table:table-cell office:value-type="string" office:value="My older brother loves motorcycles.">
            <text:p>My older brother loves motorcycles.</text:p>
          </table:table-cell>
          <table:table-cell office:value-type="string" office:value="私は毎朝バイクで駅まで行きます。">
            <text:p>私は毎朝バイクで駅まで行きます。</text:p>
          </table:table-cell>
          <table:table-cell office:value-type="string" office:value="わたし は まいあさ バイク で えき まで いきます。">
            <text:p>わたし は まいあさ バイク で えき まで いきます。</text:p>
          </table:table-cell>
          <table:table-cell office:value-type="string" office:value="I go to the station by motorcycle every morning.">
            <text:p>I go to the station by motorcycle every mor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預かる">
            <text:p>預かる</text:p>
          </table:table-cell>
          <table:table-cell office:value-type="string" office:value="あずかる">
            <text:p>あずかる</text:p>
          </table:table-cell>
          <table:table-cell office:value-type="string" office:value="take care of, keep">
            <text:p>take care of, k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荷物を預かってください。">
            <text:p>荷物を預かってください。</text:p>
          </table:table-cell>
          <table:table-cell office:value-type="string" office:value="にもつ を あずかって ください。">
            <text:p>にもつ を あずかって ください。</text:p>
          </table:table-cell>
          <table:table-cell office:value-type="string" office:value="Please take care of my luggage.">
            <text:p>Please take care of my luggage.</text:p>
          </table:table-cell>
          <table:table-cell office:value-type="string" office:value="今日は家で弟の子供を預かります。">
            <text:p>今日は家で弟の子供を預かります。</text:p>
          </table:table-cell>
          <table:table-cell office:value-type="string" office:value="きょう は うち で おとうと の こども を あずかります。">
            <text:p>きょう は うち で おとうと の こども を あずかります。</text:p>
          </table:table-cell>
          <table:table-cell office:value-type="string" office:value="Today, we'll take care of my younger brother's children.">
            <text:p>Today, we'll take care of my younger brother's childre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オレンジ">
            <text:p>オレンジ</text:p>
          </table:table-cell>
          <table:table-cell office:value-type="string" office:value="オレンジ">
            <text:p>オレンジ</text:p>
          </table:table-cell>
          <table:table-cell office:value-type="string" office:value="orange">
            <text:p>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オレンジが好きです。">
            <text:p>私はオレンジが好きです。</text:p>
          </table:table-cell>
          <table:table-cell office:value-type="string" office:value="わたし は オレンジ が すき です。">
            <text:p>わたし は オレンジ が すき です。</text:p>
          </table:table-cell>
          <table:table-cell office:value-type="string" office:value="I like oranges.">
            <text:p>I like oranges.</text:p>
          </table:table-cell>
          <table:table-cell office:value-type="string" office:value="このオレンジは酸っぱいです。">
            <text:p>このオレンジは酸っぱいです。</text:p>
          </table:table-cell>
          <table:table-cell office:value-type="string" office:value="この オレンジ は すっぱい です。">
            <text:p>この オレンジ は すっぱい です。</text:p>
          </table:table-cell>
          <table:table-cell office:value-type="string" office:value="This orange is sour.">
            <text:p>This orange is sou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噛む">
            <text:p>噛む</text:p>
          </table:table-cell>
          <table:table-cell office:value-type="string" office:value="かむ">
            <text:p>かむ</text:p>
          </table:table-cell>
          <table:table-cell office:value-type="string" office:value="bite, chew">
            <text:p>bite, che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っとよく噛みなさい。">
            <text:p>もっとよく噛みなさい。</text:p>
          </table:table-cell>
          <table:table-cell office:value-type="string" office:value="もっと よく かみなさい。">
            <text:p>もっと よく かみなさい。</text:p>
          </table:table-cell>
          <table:table-cell office:value-type="string" office:value="You have to chew more.">
            <text:p>You have to chew more.</text:p>
          </table:table-cell>
          <table:table-cell office:value-type="string" office:value="犬が私の手を噛みました。">
            <text:p>犬が私の手を噛みました。</text:p>
          </table:table-cell>
          <table:table-cell office:value-type="string" office:value="いぬ が わたし の て を かみました。">
            <text:p>いぬ が わたし の て を かみ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きつい">
            <text:p>きつい</text:p>
          </table:table-cell>
          <table:table-cell office:value-type="string" office:value="きつい">
            <text:p>きつい</text:p>
          </table:table-cell>
          <table:table-cell office:value-type="string" office:value="tight, tough">
            <text:p>tight, toug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シャツは少しきついです。">
            <text:p>このシャツは少しきついです。</text:p>
          </table:table-cell>
          <table:table-cell office:value-type="string" office:value="この シャツ は すこし きつい です。">
            <text:p>この シャツ は すこし きつい です。</text:p>
          </table:table-cell>
          <table:table-cell office:value-type="string" office:value="This shirt is a little tight.">
            <text:p>This shirt is a little tight.</text:p>
          </table:table-cell>
          <table:table-cell office:value-type="string" office:value="最近、仕事がとてもきついです。">
            <text:p>最近、仕事がとてもきついです。</text:p>
          </table:table-cell>
          <table:table-cell office:value-type="string" office:value="さいきん、しごと が とても きつい です。">
            <text:p>さいきん、しごと が とても きつい です。</text:p>
          </table:table-cell>
          <table:table-cell office:value-type="string" office:value="Recently, my work has been tough.">
            <text:p>Recently, my work has been toug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越える">
            <text:p>越える</text:p>
          </table:table-cell>
          <table:table-cell office:value-type="string" office:value="こえる">
            <text:p>こえる</text:p>
          </table:table-cell>
          <table:table-cell office:value-type="string" office:value="go over, go across">
            <text:p>go over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高い山を越えました。">
            <text:p>私たちは高い山を越えました。</text:p>
          </table:table-cell>
          <table:table-cell office:value-type="string" office:value="わたし たち は たかい やま を こえました。">
            <text:p>わたし たち は たかい やま を こえました。</text:p>
          </table:table-cell>
          <table:table-cell office:value-type="string" office:value="We went over a high mountain.">
            <text:p>We went over a high mountain.</text:p>
          </table:table-cell>
          <table:table-cell office:value-type="string" office:value="この犬は、アメリカから海を越えて来ました。">
            <text:p>この犬は、アメリカから海を越えて来ました。</text:p>
          </table:table-cell>
          <table:table-cell office:value-type="string" office:value="この いぬ は 、 アメリカ から うみ を こえて きました。">
            <text:p>この いぬ は 、 アメリカ から うみ を こえて きました。</text:p>
          </table:table-cell>
          <table:table-cell office:value-type="string" office:value="This dog came across the ocean from America.">
            <text:p>This dog came across the ocean from America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小包">
            <text:p>小包</text:p>
          </table:table-cell>
          <table:table-cell office:value-type="string" office:value="こづつみ">
            <text:p>こづつみ</text:p>
          </table:table-cell>
          <table:table-cell office:value-type="string" office:value="parcel, package">
            <text:p>parcel, pack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友達から小包が届いた。">
            <text:p>フランスの友達から小包が届いた。</text:p>
          </table:table-cell>
          <table:table-cell office:value-type="string" office:value="フランス の ともだち から こづつみ が とどいた。">
            <text:p>フランス の ともだち から こづつみ が とどいた。</text:p>
          </table:table-cell>
          <table:table-cell office:value-type="string" office:value="A package arrived from my friend in France.">
            <text:p>A package arrived from my friend in France.</text:p>
          </table:table-cell>
          <table:table-cell office:value-type="string" office:value="イギリスに小包を送るのにいくらかかりますか。">
            <text:p>イギリスに小包を送るのにいくらかかりますか。</text:p>
          </table:table-cell>
          <table:table-cell office:value-type="string" office:value="イギリス に こづつみ を おくる の に いくら かかります か。">
            <text:p>イギリス に こづつみ を おくる の に いくら かかります か。</text:p>
          </table:table-cell>
          <table:table-cell office:value-type="string" office:value="How much does it cost to send a parcel to England?">
            <text:p>How much does it cost to send a parcel to England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新年">
            <text:p>新年</text:p>
          </table:table-cell>
          <table:table-cell office:value-type="string" office:value="しんねん">
            <text:p>しんねん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年明けましておめでとうございます。">
            <text:p>新年明けましておめでとうございます。</text:p>
          </table:table-cell>
          <table:table-cell office:value-type="string" office:value="しんねん あけまして おめでとう ございます。">
            <text:p>しんねん あけまして おめでとう ございます。</text:p>
          </table:table-cell>
          <table:table-cell office:value-type="string" office:value="Happy new year.">
            <text:p>Happy new year.</text:p>
          </table:table-cell>
          <table:table-cell office:value-type="string" office:value="私たちは毎年、新年に家族で集まります。">
            <text:p>私たちは毎年、新年に家族で集まります。</text:p>
          </table:table-cell>
          <table:table-cell office:value-type="string" office:value="わたし たち は まいとし、しんねん に かぞく で あつまります。">
            <text:p>わたし たち は まいとし、しんねん に かぞく で あつまります。</text:p>
          </table:table-cell>
          <table:table-cell office:value-type="string" office:value="We get together with our family members for the New Year celebration every year.">
            <text:p>We get together with our family members for the New Year celebration every 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配達">
            <text:p>配達</text:p>
          </table:table-cell>
          <table:table-cell office:value-type="string" office:value="はいたつ">
            <text:p>はいたつ</text:p>
          </table:table-cell>
          <table:table-cell office:value-type="string" office:value="delivery">
            <text:p>delive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新聞配達をしている。">
            <text:p>彼は新聞配達をしている。</text:p>
          </table:table-cell>
          <table:table-cell office:value-type="string" office:value="かれ は しんぶん はいたつ を して いる。">
            <text:p>かれ は しんぶん はいたつ を して いる。</text:p>
          </table:table-cell>
          <table:table-cell office:value-type="string" office:value="He's delivering newspapers.">
            <text:p>He's delivering newspapers.</text:p>
          </table:table-cell>
          <table:table-cell office:value-type="string" office:value="私は夏にピザの配達のアルバイトをしました。">
            <text:p>私は夏にピザの配達のアルバイトをしました。</text:p>
          </table:table-cell>
          <table:table-cell office:value-type="string" office:value="わたし は なつ に ピザ の はいたつ の アルバイト を しました。">
            <text:p>わたし は なつ に ピザ の はいたつ の アルバイト を しました。</text:p>
          </table:table-cell>
          <table:table-cell office:value-type="string" office:value="I delivered pizza as a part-time job in the summer.">
            <text:p>I delivered pizza as a part-time job in the summ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動物園">
            <text:p>動物園</text:p>
          </table:table-cell>
          <table:table-cell office:value-type="string" office:value="どうぶつえん">
            <text:p>どうぶつえん</text:p>
          </table:table-cell>
          <table:table-cell office:value-type="string" office:value="zoo">
            <text:p>zo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子供たちと動物園に行きました。">
            <text:p>昨日子供たちと動物園に行きました。</text:p>
          </table:table-cell>
          <table:table-cell office:value-type="string" office:value="きのう こども たち と どうぶつえん に いきました。">
            <text:p>きのう こども たち と どうぶつえん に いきました。</text:p>
          </table:table-cell>
          <table:table-cell office:value-type="string" office:value="I went to the zoo with my kids yesterday.">
            <text:p>I went to the zoo with my kids yesterday.</text:p>
          </table:table-cell>
          <table:table-cell office:value-type="string" office:value="その動物園にはパンダがいます。">
            <text:p>その動物園にはパンダがいます。</text:p>
          </table:table-cell>
          <table:table-cell office:value-type="string" office:value="その どうぶつえん に は パンダ が います。">
            <text:p>その どうぶつえん に は パンダ が います。</text:p>
          </table:table-cell>
          <table:table-cell office:value-type="string" office:value="There are panda bears in the zoo.">
            <text:p>There are panda bears in the zo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封筒">
            <text:p>封筒</text:p>
          </table:table-cell>
          <table:table-cell office:value-type="string" office:value="ふうとう">
            <text:p>ふうとう</text:p>
          </table:table-cell>
          <table:table-cell office:value-type="string" office:value="envelope">
            <text:p>envelo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手紙を封筒に入れた。">
            <text:p>その手紙を封筒に入れた。</text:p>
          </table:table-cell>
          <table:table-cell office:value-type="string" office:value="その てがみ を ふうとう に いれた。">
            <text:p>その てがみ を ふうとう に いれた。</text:p>
          </table:table-cell>
          <table:table-cell office:value-type="string" office:value="I put that letter in an envelope.">
            <text:p>I put that letter in an envelope.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危ない">
            <text:p>危ない</text:p>
          </table:table-cell>
          <table:table-cell office:value-type="string" office:value="あぶない">
            <text:p>あぶない</text:p>
          </table:table-cell>
          <table:table-cell office:value-type="string" office:value="dangerous">
            <text:p>danger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道は車が多くて危ない。">
            <text:p>その道は車が多くて危ない。</text:p>
          </table:table-cell>
          <table:table-cell office:value-type="string" office:value="その みち は くるま が おおくて あぶない。">
            <text:p>その みち は くるま が おおくて あぶない。</text:p>
          </table:table-cell>
          <table:table-cell office:value-type="string" office:value="There are many cars on that road, so it's dangerous.">
            <text:p>There are many cars on that road, so it's dangerous.</text:p>
          </table:table-cell>
          <table:table-cell office:value-type="string" office:value="後ろから押すと危ないですよ。">
            <text:p>後ろから押すと危ないですよ。</text:p>
          </table:table-cell>
          <table:table-cell office:value-type="string" office:value="うしろ から おす と あぶない です よ。">
            <text:p>うしろ から おす と あぶない です よ。</text:p>
          </table:table-cell>
          <table:table-cell office:value-type="string" office:value="It's dangerous to push from behind.">
            <text:p>It's dangerous to push from behi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テキスト">
            <text:p>テキスト</text:p>
          </table:table-cell>
          <table:table-cell office:value-type="string" office:value="テキスト">
            <text:p>テキスト</text:p>
          </table:table-cell>
          <table:table-cell office:value-type="string" office:value="text, textbook">
            <text:p>text, text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テキストの20ページを開いてください。">
            <text:p>テキストの20ページを開いてください。</text:p>
          </table:table-cell>
          <table:table-cell office:value-type="string" office:value="テキスト の 20 ページ を ひらいて ください。">
            <text:p>テキスト の 20 ページ を ひらいて ください。</text:p>
          </table:table-cell>
          <table:table-cell office:value-type="string" office:value="Please open to page 20 of the textbook.">
            <text:p>Please open to page 20 of the textbook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ビニール">
            <text:p>ビニール</text:p>
          </table:table-cell>
          <table:table-cell office:value-type="string" office:value="ビニール">
            <text:p>ビニール</text:p>
          </table:table-cell>
          <table:table-cell office:value-type="string" office:value="plastic, vinyl">
            <text:p>plastic, viny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ミはそのビニール袋に入れてください。">
            <text:p>ゴミはそのビニール袋に入れてください。</text:p>
          </table:table-cell>
          <table:table-cell office:value-type="string" office:value="ゴミ は その ビニール ぶくろ に いれて ください。">
            <text:p>ゴミ は その ビニール ぶくろ に いれて ください。</text:p>
          </table:table-cell>
          <table:table-cell office:value-type="string" office:value="Please put trash in that plastic bag.">
            <text:p>Please put trash in that plastic bag.</text:p>
          </table:table-cell>
          <table:table-cell office:value-type="string" office:value="青いビニールの傘は私のです。">
            <text:p>青いビニールの傘は私のです。</text:p>
          </table:table-cell>
          <table:table-cell office:value-type="string" office:value="あおい ビニール の かさ は わたし の です。">
            <text:p>あおい ビニール の かさ は わたし の です。</text:p>
          </table:table-cell>
          <table:table-cell office:value-type="string" office:value="The blue plastic umbrella is mine.">
            <text:p>The blue plastic umbrella is min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アルバム">
            <text:p>アルバム</text:p>
          </table:table-cell>
          <table:table-cell office:value-type="string" office:value="アルバム">
            <text:p>アルバム</text:p>
          </table:table-cell>
          <table:table-cell office:value-type="string" office:value="album">
            <text:p>alb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彼のアルバムを見た。">
            <text:p>私は彼のアルバムを見た。</text:p>
          </table:table-cell>
          <table:table-cell office:value-type="string" office:value="わたし は かれ の アルバム を みた。">
            <text:p>わたし は かれ の アルバム を みた。</text:p>
          </table:table-cell>
          <table:table-cell office:value-type="string" office:value="I saw his album.">
            <text:p>I saw his album.</text:p>
          </table:table-cell>
          <table:table-cell office:value-type="string" office:value="私のアルバムはみんな、両親の所にあります。">
            <text:p>私のアルバムはみんな、両親の所にあります。</text:p>
          </table:table-cell>
          <table:table-cell office:value-type="string" office:value="わたし の アルバム は みんな、りょうしん の ところ に あります。">
            <text:p>わたし の アルバム は みんな、りょうしん の ところ に あります。</text:p>
          </table:table-cell>
          <table:table-cell office:value-type="string" office:value="My albums are all at my parents' place.">
            <text:p>My albums are all at my parents' pla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水泳">
            <text:p>水泳</text:p>
          </table:table-cell>
          <table:table-cell office:value-type="string" office:value="すいえい">
            <text:p>すいえい</text:p>
          </table:table-cell>
          <table:table-cell office:value-type="string" office:value="swimming">
            <text:p>swimm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健康のために水泳をしている。">
            <text:p>母は健康のために水泳をしている。</text:p>
          </table:table-cell>
          <table:table-cell office:value-type="string" office:value="はは は けんこう の ため に すいえい を して いる。">
            <text:p>はは は けんこう の ため に すいえい を して いる。</text:p>
          </table:table-cell>
          <table:table-cell office:value-type="string" office:value="My mother swims for her health.">
            <text:p>My mother swims for her health.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混む">
            <text:p>混む</text:p>
          </table:table-cell>
          <table:table-cell office:value-type="string" office:value="こむ">
            <text:p>こむ</text:p>
          </table:table-cell>
          <table:table-cell office:value-type="string" office:value="be crowded, be congested">
            <text:p>be crowded, be conges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が混んでいる。">
            <text:p>電車が混んでいる。</text:p>
          </table:table-cell>
          <table:table-cell office:value-type="string" office:value="でんしゃ が こんで いる。">
            <text:p>でんしゃ が こんで いる。</text:p>
          </table:table-cell>
          <table:table-cell office:value-type="string" office:value="The train is crowded.">
            <text:p>The train is crowded.</text:p>
          </table:table-cell>
          <table:table-cell office:value-type="string" office:value="週末はお店が混んでいます。">
            <text:p>週末はお店が混んでいます。</text:p>
          </table:table-cell>
          <table:table-cell office:value-type="string" office:value="しゅうまつ は おみせ が こんで います。">
            <text:p>しゅうまつ は おみせ が こんで います。</text:p>
          </table:table-cell>
          <table:table-cell office:value-type="string" office:value="Shops are crowded on weekends.">
            <text:p>Shops are crowded on weekend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スカート">
            <text:p>スカート</text:p>
          </table:table-cell>
          <table:table-cell office:value-type="string" office:value="スカート">
            <text:p>スカート</text:p>
          </table:table-cell>
          <table:table-cell office:value-type="string" office:value="skirt">
            <text:p>sk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あまりスカートははかない。">
            <text:p>彼女はあまりスカートははかない。</text:p>
          </table:table-cell>
          <table:table-cell office:value-type="string" office:value="かのじょ は あまり スカート は はかない。">
            <text:p>かのじょ は あまり スカート は はかない。</text:p>
          </table:table-cell>
          <table:table-cell office:value-type="string" office:value="She doesn't wear skirts very often.">
            <text:p>She doesn't wear skirts very often.</text:p>
          </table:table-cell>
          <table:table-cell office:value-type="string" office:value="そのスカートは短すぎます。">
            <text:p>そのスカートは短すぎます。</text:p>
          </table:table-cell>
          <table:table-cell office:value-type="string" office:value="その スカート は みじかすぎます。">
            <text:p>その スカート は みじかすぎます。</text:p>
          </table:table-cell>
          <table:table-cell office:value-type="string" office:value="The skirt is too short.">
            <text:p>The skirt is too short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be removed">
            <text:p>come off, be remo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コーヒーの染みがやっと取れました。">
            <text:p>コーヒーの染みがやっと取れました。</text:p>
          </table:table-cell>
          <table:table-cell office:value-type="string" office:value="コーヒー の しみ が やっと とれました。">
            <text:p>コーヒー の しみ が やっと とれました。</text:p>
          </table:table-cell>
          <table:table-cell office:value-type="string" office:value="The coffee stain has finally come off.">
            <text:p>The coffee stain has finally come off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ペン">
            <text:p>ペン</text:p>
          </table:table-cell>
          <table:table-cell office:value-type="string" office:value="ペン">
            <text:p>ペン</text:p>
          </table:table-cell>
          <table:table-cell office:value-type="string" office:value="pen">
            <text:p>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祖母からもらったペンがありません。">
            <text:p>祖母からもらったペンがありません。</text:p>
          </table:table-cell>
          <table:table-cell office:value-type="string" office:value="そぼ から もらった ペン が ありません。">
            <text:p>そぼ から もらった ペン が ありません。</text:p>
          </table:table-cell>
          <table:table-cell office:value-type="string" office:value="The pen I got from my grandmother is missing.">
            <text:p>The pen I got from my grandmother is miss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物">
            <text:p>物</text:p>
          </table:table-cell>
          <table:table-cell office:value-type="string" office:value="もの">
            <text:p>もの</text:p>
          </table:table-cell>
          <table:table-cell office:value-type="string" office:value="thing, object">
            <text:p>thing, objec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家には物がたくさんあります。">
            <text:p>彼女の家には物がたくさんあります。</text:p>
          </table:table-cell>
          <table:table-cell office:value-type="string" office:value="かのじょ の いえ に は もの が たくさん あります。">
            <text:p>かのじょ の いえ に は もの が たくさん あります。</text:p>
          </table:table-cell>
          <table:table-cell office:value-type="string" office:value="There are a lot of things in her house.">
            <text:p>There are a lot of things in her house.</text:p>
          </table:table-cell>
          <table:table-cell office:value-type="string" office:value="そのお店ではどんな物が買えますか。">
            <text:p>そのお店ではどんな物が買えますか。</text:p>
          </table:table-cell>
          <table:table-cell office:value-type="string" office:value="その おみせ で は どんな もの が かえます か。">
            <text:p>その おみせ で は どんな もの が かえます か。</text:p>
          </table:table-cell>
          <table:table-cell office:value-type="string" office:value="What kind of things can we buy at the shop?">
            <text:p>What kind of things can we buy at the shop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郵便">
            <text:p>郵便</text:p>
          </table:table-cell>
          <table:table-cell office:value-type="string" office:value="ゆうびん">
            <text:p>ゆうびん</text:p>
          </table:table-cell>
          <table:table-cell office:value-type="string" office:value="mail service, postal mail">
            <text:p>mail service, postal ma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この小包を郵便で送ってください。">
            <text:p>この小包を郵便で送ってください。</text:p>
          </table:table-cell>
          <table:table-cell office:value-type="string" office:value="この こづつみ を ゆうびん で おくって ください。">
            <text:p>この こづつみ を ゆうびん で おくって ください。</text:p>
          </table:table-cell>
          <table:table-cell office:value-type="string" office:value="Please send this parcel by mail.">
            <text:p>Please send this parcel by mai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割れる">
            <text:p>割れる</text:p>
          </table:table-cell>
          <table:table-cell office:value-type="string" office:value="われる">
            <text:p>われる</text:p>
          </table:table-cell>
          <table:table-cell office:value-type="string" office:value="crack, split">
            <text:p>crack, spl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コップが落ちて割れた。">
            <text:p>コップが落ちて割れた。</text:p>
          </table:table-cell>
          <table:table-cell office:value-type="string" office:value="コップ が おちて われた。">
            <text:p>コップ が おちて われた。</text:p>
          </table:table-cell>
          <table:table-cell office:value-type="string" office:value="The glass fell and broke.">
            <text:p>The glass fell and broke.</text:p>
          </table:table-cell>
          <table:table-cell office:value-type="string" office:value="ボールが当たって窓ガラスが割れた。">
            <text:p>ボールが当たって窓ガラスが割れた。</text:p>
          </table:table-cell>
          <table:table-cell office:value-type="string" office:value="ボール が あたって まど ガラス が われた。">
            <text:p>ボール が あたって まど ガラス が われた。</text:p>
          </table:table-cell>
          <table:table-cell office:value-type="string" office:value="The window glass cracked because a ball hit it.">
            <text:p>The window glass cracked because a ball hit it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駅員">
            <text:p>駅員</text:p>
          </table:table-cell>
          <table:table-cell office:value-type="string" office:value="えきいん">
            <text:p>えきいん</text:p>
          </table:table-cell>
          <table:table-cell office:value-type="string" office:value="station attendant">
            <text:p>station attend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員に聞きましょう。">
            <text:p>駅員に聞きましょう。</text:p>
          </table:table-cell>
          <table:table-cell office:value-type="string" office:value="えきいん に ききましょう。">
            <text:p>えきいん に ききましょう。</text:p>
          </table:table-cell>
          <table:table-cell office:value-type="string" office:value="Let's ask the station attendant.">
            <text:p>Let's ask the station attendant.</text:p>
          </table:table-cell>
          <table:table-cell office:value-type="string" office:value="その駅員は英語が話せます。">
            <text:p>その駅員は英語が話せます。</text:p>
          </table:table-cell>
          <table:table-cell office:value-type="string" office:value="その えきいん は えいご が はなせます。">
            <text:p>その えきいん は えいご が はなせます。</text:p>
          </table:table-cell>
          <table:table-cell office:value-type="string" office:value="The station attendant can speak English.">
            <text:p>The station attendant can speak Englis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talkative, chatty">
            <text:p>talkative, chat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はとてもおしゃべりです。">
            <text:p>妹はとてもおしゃべりです。</text:p>
          </table:table-cell>
          <table:table-cell office:value-type="string" office:value="いもうと は とても おしゃべり です。">
            <text:p>いもうと は とても おしゃべり です。</text:p>
          </table:table-cell>
          <table:table-cell office:value-type="string" office:value="My little sister's very talkative.">
            <text:p>My little sister's very talkative.</text:p>
          </table:table-cell>
          <table:table-cell office:value-type="string" office:value="彼女はとてもおしゃべりで、秘密を守れません。">
            <text:p>彼女はとてもおしゃべりで、秘密を守れません。</text:p>
          </table:table-cell>
          <table:table-cell office:value-type="string" office:value="かのじょ は とても おしゃべり で、ひみつ を まもれません。">
            <text:p>かのじょ は とても おしゃべり で、ひみつ を まもれません。</text:p>
          </table:table-cell>
          <table:table-cell office:value-type="string" office:value="She is very talkative and can't keep secrets.">
            <text:p>She is very talkative and can't keep secret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緑色">
            <text:p>緑色</text:p>
          </table:table-cell>
          <table:table-cell office:value-type="string" office:value="みどりいろ">
            <text:p>みどりいろ</text:p>
          </table:table-cell>
          <table:table-cell office:value-type="string" office:value="green color">
            <text:p>green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緑色のジャケットを着ています。">
            <text:p>彼は緑色のジャケットを着ています。</text:p>
          </table:table-cell>
          <table:table-cell office:value-type="string" office:value="かれ は みどり いろ の ジャケット を きて います。">
            <text:p>かれ は みどり いろ の ジャケット を きて います。</text:p>
          </table:table-cell>
          <table:table-cell office:value-type="string" office:value="He's wearing a green color jacket.">
            <text:p>He's wearing a green color jacket.</text:p>
          </table:table-cell>
          <table:table-cell office:value-type="string" office:value="彼女の目はきれいな緑色です。">
            <text:p>彼女の目はきれいな緑色です。</text:p>
          </table:table-cell>
          <table:table-cell office:value-type="string" office:value="かのじょ の め は きれいな みどり いろ です。">
            <text:p>かのじょ の め は きれいな みどり いろ です。</text:p>
          </table:table-cell>
          <table:table-cell office:value-type="string" office:value="Her eyes are a beautiful green.">
            <text:p>Her eyes are a beautiful gree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毎朝">
            <text:p>毎朝</text:p>
          </table:table-cell>
          <table:table-cell office:value-type="string" office:value="まいあさ">
            <text:p>まいあさ</text:p>
          </table:table-cell>
          <table:table-cell office:value-type="string" office:value="every morning">
            <text:p>every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ジョギングをします。">
            <text:p>私は毎朝ジョギングをします。</text:p>
          </table:table-cell>
          <table:table-cell office:value-type="string" office:value="わたし は まいあさ ジョギング を します。">
            <text:p>わたし は まいあさ ジョギング を します。</text:p>
          </table:table-cell>
          <table:table-cell office:value-type="string" office:value="I jog every morning.">
            <text:p>I jog every morning.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曲げる">
            <text:p>曲げる</text:p>
          </table:table-cell>
          <table:table-cell office:value-type="string" office:value="まげる">
            <text:p>まげる</text:p>
          </table:table-cell>
          <table:table-cell office:value-type="string" office:value="bend (something)">
            <text:p>ben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ひざを曲げてください。">
            <text:p>ひざを曲げてください。</text:p>
          </table:table-cell>
          <table:table-cell office:value-type="string" office:value="ひざ を まげて ください。">
            <text:p>ひざ を まげて ください。</text:p>
          </table:table-cell>
          <table:table-cell office:value-type="string" office:value="Please bend your knees.">
            <text:p>Please bend your knees.</text:p>
          </table:table-cell>
          <table:table-cell office:value-type="string" office:value="このカードを無理に曲げないでください。">
            <text:p>このカードを無理に曲げないでください。</text:p>
          </table:table-cell>
          <table:table-cell office:value-type="string" office:value="この カード を むり に まげないで ください。">
            <text:p>この カード を むり に まげないで ください。</text:p>
          </table:table-cell>
          <table:table-cell office:value-type="string" office:value="Please don't (try to) bend this card forcefully.">
            <text:p>Please don't (try to) bend this card forceful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きっと">
            <text:p>きっと</text:p>
          </table:table-cell>
          <table:table-cell office:value-type="string" office:value="きっと">
            <text:p>きっと</text:p>
          </table:table-cell>
          <table:table-cell office:value-type="string" office:value="surely, certainly">
            <text:p>surely, certain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きっと雨が降ります。">
            <text:p>明日はきっと雨が降ります。</text:p>
          </table:table-cell>
          <table:table-cell office:value-type="string" office:value="あした は きっと あめ が ふります。">
            <text:p>あした は きっと あめ が ふります。</text:p>
          </table:table-cell>
          <table:table-cell office:value-type="string" office:value="I'm sure it'll rain tomorrow.">
            <text:p>I'm sure it'll rain tomorrow.</text:p>
          </table:table-cell>
          <table:table-cell office:value-type="string" office:value="お祖母ちゃんはきっとすぐに良くなりますよ。">
            <text:p>お祖母ちゃんはきっとすぐに良くなりますよ。</text:p>
          </table:table-cell>
          <table:table-cell office:value-type="string" office:value="お そぼ ちゃん は きっと すぐ に よく なります よ 。">
            <text:p>お そぼ ちゃん は きっと すぐ に よく なります よ 。</text:p>
          </table:table-cell>
          <table:table-cell office:value-type="string" office:value="Your grandmother will surely get better soon.">
            <text:p>Your grandmother will surely get better so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理科">
            <text:p>理科</text:p>
          </table:table-cell>
          <table:table-cell office:value-type="string" office:value="りか">
            <text:p>りか</text:p>
          </table:table-cell>
          <table:table-cell office:value-type="string" office:value="science (school subject)">
            <text:p>science (school subjec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理科が得意です。">
            <text:p>私は理科が得意です。</text:p>
          </table:table-cell>
          <table:table-cell office:value-type="string" office:value="わたし は りか が とくい です。">
            <text:p>わたし は りか が とくい です。</text:p>
          </table:table-cell>
          <table:table-cell office:value-type="string" office:value="I'm good at science.">
            <text:p>I'm good at science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下着">
            <text:p>下着</text:p>
          </table:table-cell>
          <table:table-cell office:value-type="string" office:value="したぎ">
            <text:p>したぎ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下着を手で洗う。">
            <text:p>私は下着を手で洗う。</text:p>
          </table:table-cell>
          <table:table-cell office:value-type="string" office:value="わたし は したぎ を て で あらう。">
            <text:p>わたし は したぎ を て で あらう。</text:p>
          </table:table-cell>
          <table:table-cell office:value-type="string" office:value="I wash my underwear by hand.">
            <text:p>I wash my underwear by hand.</text:p>
          </table:table-cell>
          <table:table-cell office:value-type="string" office:value="旅行の前に新しい下着を買いたいです。">
            <text:p>旅行の前に新しい下着を買いたいです。</text:p>
          </table:table-cell>
          <table:table-cell office:value-type="string" office:value="りょこう の まえ に あたらしい したぎ を かいたい です。">
            <text:p>りょこう の まえ に あたらしい したぎ を かいたい です。</text:p>
          </table:table-cell>
          <table:table-cell office:value-type="string" office:value="Before the trip, I want to buy new underwear.">
            <text:p>Before the trip, I want to buy new underw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太る">
            <text:p>太る</text:p>
          </table:table-cell>
          <table:table-cell office:value-type="string" office:value="ふとる">
            <text:p>ふとる</text:p>
          </table:table-cell>
          <table:table-cell office:value-type="string" office:value="grow fat, gain weight">
            <text:p>grow fat, gain we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姉はすぐ太ります。">
            <text:p>私の姉はすぐ太ります。</text:p>
          </table:table-cell>
          <table:table-cell office:value-type="string" office:value="わたし の あね は すぐ ふとります。">
            <text:p>わたし の あね は すぐ ふとります。</text:p>
          </table:table-cell>
          <table:table-cell office:value-type="string" office:value="My big sister puts on weight easily.">
            <text:p>My big sister puts on weight easily.</text:p>
          </table:table-cell>
          <table:table-cell office:value-type="string" office:value="私は去年から5キロ太りました。">
            <text:p>私は去年から5キロ太りました。</text:p>
          </table:table-cell>
          <table:table-cell office:value-type="string" office:value="わたし は きょねん から 5 キロ ふとりました。">
            <text:p>わたし は きょねん から 5 キロ ふとりました。</text:p>
          </table:table-cell>
          <table:table-cell office:value-type="string" office:value="I've gained five kilograms since last year.">
            <text:p>I've gained five kilograms since last 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冷房">
            <text:p>冷房</text:p>
          </table:table-cell>
          <table:table-cell office:value-type="string" office:value="れいぼう">
            <text:p>れいぼう</text:p>
          </table:table-cell>
          <table:table-cell office:value-type="string" office:value="air conditioning (cooling)">
            <text:p>air conditioning (cooling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房を入れてください。">
            <text:p>冷房を入れてください。</text:p>
          </table:table-cell>
          <table:table-cell office:value-type="string" office:value="れいぼう を いれて ください。">
            <text:p>れいぼう を いれて ください。</text:p>
          </table:table-cell>
          <table:table-cell office:value-type="string" office:value="Please turn on the air-conditioner.">
            <text:p>Please turn on the air-conditioner.</text:p>
          </table:table-cell>
          <table:table-cell office:value-type="string" office:value="冷房を消してください。寒いです。">
            <text:p>冷房を消してください。寒いです。</text:p>
          </table:table-cell>
          <table:table-cell office:value-type="string" office:value="れいぼう を けして ください。さむい です。">
            <text:p>れいぼう を けして ください。さむい です。</text:p>
          </table:table-cell>
          <table:table-cell office:value-type="string" office:value="Please turn off the air conditioning. I'm cold.">
            <text:p>Please turn off the air conditioning. I'm col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別れる">
            <text:p>別れる</text:p>
          </table:table-cell>
          <table:table-cell office:value-type="string" office:value="わかれる">
            <text:p>わかれる</text:p>
          </table:table-cell>
          <table:table-cell office:value-type="string" office:value="separate, part">
            <text:p>separate, pa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で友だちと別れました。">
            <text:p>駅で友だちと別れました。</text:p>
          </table:table-cell>
          <table:table-cell office:value-type="string" office:value="えき で ともだち と わかれました。">
            <text:p>えき で ともだち と わかれました。</text:p>
          </table:table-cell>
          <table:table-cell office:value-type="string" office:value="I parted with my friend at the station.">
            <text:p>I parted with my friend at the station.</text:p>
          </table:table-cell>
          <table:table-cell office:value-type="string" office:value="彼女とは3か月前に別れました。">
            <text:p>彼女とは3か月前に別れました。</text:p>
          </table:table-cell>
          <table:table-cell office:value-type="string" office:value="かのじょ と は 3 かげつ まえ に わかれました。">
            <text:p>かのじょ と は 3 かげつ まえ に わかれました。</text:p>
          </table:table-cell>
          <table:table-cell office:value-type="string" office:value="I broke up with her three months ago.">
            <text:p>I broke up with her three months ag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あく">
            <text:p>あく</text:p>
          </table:table-cell>
          <table:table-cell office:value-type="string" office:value="become available or vacant">
            <text:p>become available or vaca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free on the 1st of next month?">
            <text:p>Are you free on the 1st of next month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出掛ける">
            <text:p>出掛ける</text:p>
          </table:table-cell>
          <table:table-cell office:value-type="string" office:value="でかける">
            <text:p>でかける</text:p>
          </table:table-cell>
          <table:table-cell office:value-type="string" office:value="go out, leave home">
            <text:p>go out, leave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left home.">
            <text:p>My husband has already left home.</text:p>
          </table:table-cell>
          <table:table-cell office:value-type="string" office:value="週末、どこかへ出掛けましょう。">
            <text:p>週末、どこかへ出掛けましょう。</text:p>
          </table:table-cell>
          <table:table-cell office:value-type="string" office:value="しゅうまつ、どこ か へ でかけましょう。">
            <text:p>しゅうまつ、どこ か へ でかけましょう。</text:p>
          </table:table-cell>
          <table:table-cell office:value-type="string" office:value="Let's go out somewhere on the weekend.">
            <text:p>Let's go out somewhere on the weeke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毎晩">
            <text:p>毎晩</text:p>
          </table:table-cell>
          <table:table-cell office:value-type="string" office:value="まいばん">
            <text:p>まいばん</text:p>
          </table:table-cell>
          <table:table-cell office:value-type="string" office:value="every evening">
            <text:p>every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a diary every evening.">
            <text:p>My older sister writes a diary every evening.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指輪">
            <text:p>指輪</text:p>
          </table:table-cell>
          <table:table-cell office:value-type="string" office:value="ゆびわ">
            <text:p>ゆびわ</text:p>
          </table:table-cell>
          <table:table-cell office:value-type="string" office:value="ring">
            <text:p>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に指輪をプレゼントしました。">
            <text:p>彼女に指輪をプレゼントしました。</text:p>
          </table:table-cell>
          <table:table-cell office:value-type="string" office:value="かのじょ に ゆびわ を プレゼント しました。">
            <text:p>かのじょ に ゆびわ を プレゼント しました。</text:p>
          </table:table-cell>
          <table:table-cell office:value-type="string" office:value="I gave her a ring as a gift.">
            <text:p>I gave her a ring as a gift.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腐る">
            <text:p>腐る</text:p>
          </table:table-cell>
          <table:table-cell office:value-type="string" office:value="くさる">
            <text:p>くさる</text:p>
          </table:table-cell>
          <table:table-cell office:value-type="string" office:value="rot, go bad">
            <text:p>rot, go b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リンゴが腐っている。">
            <text:p>リンゴが腐っている。</text:p>
          </table:table-cell>
          <table:table-cell office:value-type="string" office:value="リンゴ が くさって いる。">
            <text:p>リンゴ が くさって いる。</text:p>
          </table:table-cell>
          <table:table-cell office:value-type="string" office:value="This apple's rotten.">
            <text:p>This apple's rotten.</text:p>
          </table:table-cell>
          <table:table-cell office:value-type="string" office:value="夏はお弁当が腐らないか心配です。">
            <text:p>夏はお弁当が腐らないか心配です。</text:p>
          </table:table-cell>
          <table:table-cell office:value-type="string" office:value="なつ は おべんとう が くさらない か しんぱい です。">
            <text:p>なつ は おべんとう が くさらない か しんぱい です。</text:p>
          </table:table-cell>
          <table:table-cell office:value-type="string" office:value="In summer, I'm worried that packed lunches may go bad.">
            <text:p>In summer, I'm worried that packed lunches may go ba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貧乏">
            <text:p>貧乏</text:p>
          </table:table-cell>
          <table:table-cell office:value-type="string" office:value="びんぼう">
            <text:p>びんぼう</text:p>
          </table:table-cell>
          <table:table-cell office:value-type="string" office:value="poverty, destitution">
            <text:p>poverty, destitu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私は貧乏はしたくありません。">
            <text:p>私は貧乏はしたくありません。</text:p>
          </table:table-cell>
          <table:table-cell office:value-type="string" office:value="わたし は びんぼう は したく ありません。">
            <text:p>わたし は びんぼう は したく ありません。</text:p>
          </table:table-cell>
          <table:table-cell office:value-type="string" office:value="I don't want to live in poverty.">
            <text:p>I don't want to live in povert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おしゃれ">
            <text:p>おしゃれ</text:p>
          </table:table-cell>
          <table:table-cell office:value-type="string" office:value="おしゃれ">
            <text:p>おしゃれ</text:p>
          </table:table-cell>
          <table:table-cell office:value-type="string" office:value="trendy, fashionable">
            <text:p>trendy, fashionabl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子はおしゃれだね。">
            <text:p>あの子はおしゃれだね。</text:p>
          </table:table-cell>
          <table:table-cell office:value-type="string" office:value="あの こ は おしゃれ だ ね。">
            <text:p>あの こ は おしゃれ だ ね。</text:p>
          </table:table-cell>
          <table:table-cell office:value-type="string" office:value="That girl is trendy.">
            <text:p>That girl is trendy.</text:p>
          </table:table-cell>
          <table:table-cell office:value-type="string" office:value="彼はいつもおしゃれな服を着ています。">
            <text:p>彼はいつもおしゃれな服を着ています。</text:p>
          </table:table-cell>
          <table:table-cell office:value-type="string" office:value="かれ は いつも おしゃれな ふく を きて います。">
            <text:p>かれ は いつも おしゃれな ふく を きて います。</text:p>
          </table:table-cell>
          <table:table-cell office:value-type="string" office:value="He always wears fashionable clothes.">
            <text:p>He always wears fashionable cloth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休憩">
            <text:p>休憩</text:p>
          </table:table-cell>
          <table:table-cell office:value-type="string" office:value="きゅうけい">
            <text:p>きゅうけい</text:p>
          </table:table-cell>
          <table:table-cell office:value-type="string" office:value="break, rest">
            <text:p>break, r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少し休憩しましょう。">
            <text:p>少し休憩しましょう。</text:p>
          </table:table-cell>
          <table:table-cell office:value-type="string" office:value="すこし きゅうけい しましょう。">
            <text:p>すこし きゅうけい しましょう。</text:p>
          </table:table-cell>
          <table:table-cell office:value-type="string" office:value="Let's take a break.">
            <text:p>Let's take a break.</text:p>
          </table:table-cell>
          <table:table-cell office:value-type="string" office:value="このあと、10分休憩を取ります。">
            <text:p>このあと、10分休憩を取ります。</text:p>
          </table:table-cell>
          <table:table-cell office:value-type="string" office:value="この あと、10 ぷん きゅうけい を とります。">
            <text:p>この あと、10 ぷん きゅうけい を とります。</text:p>
          </table:table-cell>
          <table:table-cell office:value-type="string" office:value="After this we will take a ten-minute break.">
            <text:p>After this we will take a ten-minute break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舌">
            <text:p>舌</text:p>
          </table:table-cell>
          <table:table-cell office:value-type="string" office:value="した">
            <text:p>した</text:p>
          </table:table-cell>
          <table:table-cell office:value-type="string" office:value="tongue">
            <text:p>tong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舌を出してください。">
            <text:p>舌を出してください。</text:p>
          </table:table-cell>
          <table:table-cell office:value-type="string" office:value="した を だして ください。">
            <text:p>した を だして ください。</text:p>
          </table:table-cell>
          <table:table-cell office:value-type="string" office:value="Stick out your tongue.">
            <text:p>Stick out your tongue.</text:p>
          </table:table-cell>
          <table:table-cell office:value-type="string" office:value="猫が舌で自分の体をきれいにしています。">
            <text:p>猫が舌で自分の体をきれいにしています。</text:p>
          </table:table-cell>
          <table:table-cell office:value-type="string" office:value="ねこ が した で じぶん の からだ を きれい に して います。">
            <text:p>ねこ が した で じぶん の からだ を きれい に して います。</text:p>
          </table:table-cell>
          <table:table-cell office:value-type="string" office:value="The cat is cleaning itself with its tongue.">
            <text:p>The cat is cleaning itself with its tongu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ジュース">
            <text:p>ジュース</text:p>
          </table:table-cell>
          <table:table-cell office:value-type="string" office:value="ジュース">
            <text:p>ジュース</text:p>
          </table:table-cell>
          <table:table-cell office:value-type="string" office:value="juice">
            <text:p>ju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ゼロ">
            <text:p>ゼロ</text:p>
          </table:table-cell>
          <table:table-cell office:value-type="string" office:value="ゼロ">
            <text:p>ゼロ</text:p>
          </table:table-cell>
          <table:table-cell office:value-type="string" office:value="zero, none (loan word)">
            <text:p>zero, non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私は、日本語の勉強をゼロから始めました。">
            <text:p>私は、日本語の勉強をゼロから始めました。</text:p>
          </table:table-cell>
          <table:table-cell office:value-type="string" office:value="わたし は、にほん ご の べんきょう を ゼロ から はじめました。">
            <text:p>わたし は、にほん ご の べんきょう を ゼロ から はじめました。</text:p>
          </table:table-cell>
          <table:table-cell office:value-type="string" office:value="I started to study Japanese from zero.">
            <text:p>I started to study Japanese from zer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朝刊">
            <text:p>朝刊</text:p>
          </table:table-cell>
          <table:table-cell office:value-type="string" office:value="ちょうかん">
            <text:p>ちょうかん</text:p>
          </table:table-cell>
          <table:table-cell office:value-type="string" office:value="morning edition paper">
            <text:p>mor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朝刊に面白い記事があった。">
            <text:p>今日の朝刊に面白い記事があった。</text:p>
          </table:table-cell>
          <table:table-cell office:value-type="string" office:value="きょう の ちょうかん に おもしろい きじ が あった。">
            <text:p>きょう の ちょうかん に おもしろい きじ が あった。</text:p>
          </table:table-cell>
          <table:table-cell office:value-type="string" office:value="There was an interesting article in today's morning paper.">
            <text:p>There was an interesting article in today's morning paper.</text:p>
          </table:table-cell>
          <table:table-cell office:value-type="string" office:value="今日は朝刊が来なかった。">
            <text:p>今日は朝刊が来なかった。</text:p>
          </table:table-cell>
          <table:table-cell office:value-type="string" office:value="きょう は ちょうかん が こなかった。">
            <text:p>きょう は ちょうかん が こなかった。</text:p>
          </table:table-cell>
          <table:table-cell office:value-type="string" office:value="The morning paper didn't come today.">
            <text:p>The morning paper didn't come tod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丁寧">
            <text:p>丁寧</text:p>
          </table:table-cell>
          <table:table-cell office:value-type="string" office:value="ていねい">
            <text:p>ていねい</text:p>
          </table:table-cell>
          <table:table-cell office:value-type="string" office:value="polite, careful">
            <text:p>polite, care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いつも丁寧に仕事をします。">
            <text:p>彼女はいつも丁寧に仕事をします。</text:p>
          </table:table-cell>
          <table:table-cell office:value-type="string" office:value="かのじょ は いつも ていねい に しごと を します。">
            <text:p>かのじょ は いつも ていねい に しごと を します。</text:p>
          </table:table-cell>
          <table:table-cell office:value-type="string" office:value="She always works carefully.">
            <text:p>She always works carefully.</text:p>
          </table:table-cell>
          <table:table-cell office:value-type="string" office:value="ご丁寧にお返事ありがとうございます。">
            <text:p>ご丁寧にお返事ありがとうございます。</text:p>
          </table:table-cell>
          <table:table-cell office:value-type="string" office:value="ごていねい に おへんじ ありがとう ございます。">
            <text:p>ごていねい に おへんじ ありがとう ございます。</text:p>
          </table:table-cell>
          <table:table-cell office:value-type="string" office:value="Thank you for replying to me politely.">
            <text:p>Thank you for replying to me polite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苦手">
            <text:p>苦手</text:p>
          </table:table-cell>
          <table:table-cell office:value-type="string" office:value="にがて">
            <text:p>にがて</text:p>
          </table:table-cell>
          <table:table-cell office:value-type="string" office:value="not good at, be bad at">
            <text:p>not good at, be ba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料理が苦手です。">
            <text:p>私は料理が苦手です。</text:p>
          </table:table-cell>
          <table:table-cell office:value-type="string" office:value="わたし は りょうり が にがて です。">
            <text:p>わたし は りょうり が にがて です。</text:p>
          </table:table-cell>
          <table:table-cell office:value-type="string" office:value="I'm not good at cooking.">
            <text:p>I'm not good at cooking.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ひ">
            <text:p>ひ</text:p>
          </table:table-cell>
          <table:table-cell office:value-type="string" office:value="(specific) day, sun, daytime">
            <text:p>(specific) day, sun, day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elevision all the time.">
            <text:p>My father spends his days off watching television all the ti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引っ越し">
            <text:p>引っ越し</text:p>
          </table:table-cell>
          <table:table-cell office:value-type="string" office:value="ひっこし">
            <text:p>ひっこし</text:p>
          </table:table-cell>
          <table:table-cell office:value-type="string" office:value="moving (house)">
            <text:p>moving (hous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去年、引っ越ししました。">
            <text:p>去年、引っ越ししました。</text:p>
          </table:table-cell>
          <table:table-cell office:value-type="string" office:value="きょねん、ひっこし しました。">
            <text:p>きょねん、ひっこし しました。</text:p>
          </table:table-cell>
          <table:table-cell office:value-type="string" office:value="I moved last year.">
            <text:p>I moved last year.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。">
            <text:p>とうとう ひっこし の ひ が きました。</text:p>
          </table:table-cell>
          <table:table-cell office:value-type="string" office:value="At last, moving day has come.">
            <text:p>At last, moving day has co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歩道">
            <text:p>歩道</text:p>
          </table:table-cell>
          <table:table-cell office:value-type="string" office:value="ほどう">
            <text:p>ほどう</text:p>
          </table:table-cell>
          <table:table-cell office:value-type="string" office:value="sidewalk, pavement">
            <text:p>sidewalk, pav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歩道を歩きましょう。">
            <text:p>歩道を歩きましょう。</text:p>
          </table:table-cell>
          <table:table-cell office:value-type="string" office:value="ほどう を あるきましょう。">
            <text:p>ほどう を あるきましょう。</text:p>
          </table:table-cell>
          <table:table-cell office:value-type="string" office:value="Let's walk on the pavement.">
            <text:p>Let's walk on the pavement.</text:p>
          </table:table-cell>
          <table:table-cell office:value-type="string" office:value="その歩道は狭くて危ないです。">
            <text:p>その歩道は狭くて危ないです。</text:p>
          </table:table-cell>
          <table:table-cell office:value-type="string" office:value="その ほどう は せまくて あぶない です。">
            <text:p>その ほどう は せまくて あぶない です。</text:p>
          </table:table-cell>
          <table:table-cell office:value-type="string" office:value="The sidewalk is narrow and dangerous.">
            <text:p>The sidewalk is narrow and dangerou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折れる">
            <text:p>折れる</text:p>
          </table:table-cell>
          <table:table-cell office:value-type="string" office:value="おれる">
            <text:p>おれる</text:p>
          </table:table-cell>
          <table:table-cell office:value-type="string" office:value="break, snap">
            <text:p>break, sn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の枝が折れた。">
            <text:p>強風で木の枝が折れた。</text:p>
          </table:table-cell>
          <table:table-cell office:value-type="string" office:value="きょうふう で き の えだ が おれた。">
            <text:p>きょうふう で き の えだ が おれた。</text:p>
          </table:table-cell>
          <table:table-cell office:value-type="string" office:value="A tree branch broke in the strong wind.">
            <text:p>A tree branch broke in the strong wind.</text:p>
          </table:table-cell>
          <table:table-cell office:value-type="string" office:value="喧嘩して、歯が折れてしまった。">
            <text:p>喧嘩して、歯が折れてしまった。</text:p>
          </table:table-cell>
          <table:table-cell office:value-type="string" office:value="けんか して、は が おれて しまった。">
            <text:p>けんか して、は が おれて しまった。</text:p>
          </table:table-cell>
          <table:table-cell office:value-type="string" office:value="I had a fight, and I broke my tooth.">
            <text:p>I had a fight, and I broke my toot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見送り">
            <text:p>見送り</text:p>
          </table:table-cell>
          <table:table-cell office:value-type="string" office:value="みおくり">
            <text:p>みおくり</text:p>
          </table:table-cell>
          <table:table-cell office:value-type="string" office:value="send-off">
            <text:p>send-of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駅に友人の見送りに行きました。">
            <text:p>駅に友人の見送りに行きました。</text:p>
          </table:table-cell>
          <table:table-cell office:value-type="string" office:value="えき に ゆうじん の みおくり に いきました。">
            <text:p>えき に ゆうじん の みおくり に いきました。</text:p>
          </table:table-cell>
          <table:table-cell office:value-type="string" office:value="I went to the station to give my friend a send-off.">
            <text:p>I went to the station to give my friend a send-off.</text:p>
          </table:table-cell>
          <table:table-cell office:value-type="string" office:value="駅のホームに見送りの人がたくさんいた。">
            <text:p>駅のホームに見送りの人がたくさんいた。</text:p>
          </table:table-cell>
          <table:table-cell office:value-type="string" office:value="えき の ホーム に みおくり の ひと が たくさん いた。">
            <text:p>えき の ホーム に みおくり の ひと が たくさん いた。</text:p>
          </table:table-cell>
          <table:table-cell office:value-type="string" office:value="At the station platform, many people saw (their friends and family) off.">
            <text:p>At the station platform, many people saw (their friends and family) off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夕刊">
            <text:p>夕刊</text:p>
          </table:table-cell>
          <table:table-cell office:value-type="string" office:value="ゆうかん">
            <text:p>ゆうかん</text:p>
          </table:table-cell>
          <table:table-cell office:value-type="string" office:value="evening edition paper">
            <text:p>eve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ニュースは夕刊で見ました。">
            <text:p>そのニュースは夕刊で見ました。</text:p>
          </table:table-cell>
          <table:table-cell office:value-type="string" office:value="その ニュース は ゆうかん で みました。">
            <text:p>その ニュース は ゆうかん で みました。</text:p>
          </table:table-cell>
          <table:table-cell office:value-type="string" office:value="I saw that news in the evening newspaper.">
            <text:p>I saw that news in the evening newspaper.</text:p>
          </table:table-cell>
          <table:table-cell office:value-type="string" office:value="夕刊は夕方5時ごろに来ます。">
            <text:p>夕刊は夕方5時ごろに来ます。</text:p>
          </table:table-cell>
          <table:table-cell office:value-type="string" office:value="ゆうかん は ゆうがた 5 じ ごろ に きます。">
            <text:p>ゆうかん は ゆうがた 5 じ ごろ に きます。</text:p>
          </table:table-cell>
          <table:table-cell office:value-type="string" office:value="The evening paper will come around 5 in the evening.">
            <text:p>The evening paper will come around 5 in the eve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この間">
            <text:p>この間</text:p>
          </table:table-cell>
          <table:table-cell office:value-type="string" office:value="このあいだ">
            <text:p>このあいだ</text:p>
          </table:table-cell>
          <table:table-cell office:value-type="string" office:value="the other day, not so long ago">
            <text:p>the other day, not so long ag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間彼女に会った。">
            <text:p>この間彼女に会った。</text:p>
          </table:table-cell>
          <table:table-cell office:value-type="string" office:value="このあいだ かのじょ に あった。">
            <text:p>このあいだ かのじょ に あった。</text:p>
          </table:table-cell>
          <table:table-cell office:value-type="string" office:value="I met her the other day.">
            <text:p>I met her the other day.</text:p>
          </table:table-cell>
          <table:table-cell office:value-type="string" office:value="この間の話、覚えてますか。">
            <text:p>この間の話、覚えてますか。</text:p>
          </table:table-cell>
          <table:table-cell office:value-type="string" office:value="このあいだ の はなし、おぼえて ます か。">
            <text:p>このあいだ の はなし、おぼえて ます か。</text:p>
          </table:table-cell>
          <table:table-cell office:value-type="string" office:value="Do you remember the story from the other day?">
            <text:p>Do you remember the story from the other day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冷える">
            <text:p>冷える</text:p>
          </table:table-cell>
          <table:table-cell office:value-type="string" office:value="ひえる">
            <text:p>ひえる</text:p>
          </table:table-cell>
          <table:table-cell office:value-type="string" office:value="cool down, get chilled">
            <text:p>cool down, get chil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で体が冷えた。">
            <text:p>クーラーで体が冷えた。</text:p>
          </table:table-cell>
          <table:table-cell office:value-type="string" office:value="クーラー で からだ が ひえた。">
            <text:p>クーラー で からだ が ひえた。</text:p>
          </table:table-cell>
          <table:table-cell office:value-type="string" office:value="The air conditioner's given me the chills.">
            <text:p>The air conditioner's given me the chills.</text:p>
          </table:table-cell>
          <table:table-cell office:value-type="string" office:value="ビールが冷えてますよ。">
            <text:p>ビールが冷えてますよ。</text:p>
          </table:table-cell>
          <table:table-cell office:value-type="string" office:value="ビール が ひえて ます よ。">
            <text:p>ビール が ひえて ます よ。</text:p>
          </table:table-cell>
          <table:table-cell office:value-type="string" office:value="The beer has been chilled.">
            <text:p>The beer has been chille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ピンク">
            <text:p>ピンク</text:p>
          </table:table-cell>
          <table:table-cell office:value-type="string" office:value="ピンク">
            <text:p>ピンク</text:p>
          </table:table-cell>
          <table:table-cell office:value-type="string" office:value="pink">
            <text:p>p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妻はピンクの花が好きです。">
            <text:p>妻はピンクの花が好きです。</text:p>
          </table:table-cell>
          <table:table-cell office:value-type="string" office:value="つま は ピンク の はな が すき です。">
            <text:p>つま は ピンク の はな が すき です。</text:p>
          </table:table-cell>
          <table:table-cell office:value-type="string" office:value="My wife likes pink flowers.">
            <text:p>My wife likes pink flow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グラス">
            <text:p>グラス</text:p>
          </table:table-cell>
          <table:table-cell office:value-type="string" office:value="グラス">
            <text:p>グラス</text:p>
          </table:table-cell>
          <table:table-cell office:value-type="string" office:value="glass">
            <text:p>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きれいなグラスですね。">
            <text:p>これはきれいなグラスですね。</text:p>
          </table:table-cell>
          <table:table-cell office:value-type="string" office:value="これ は きれいな グラス です ね。">
            <text:p>これ は きれいな グラス です ね。</text:p>
          </table:table-cell>
          <table:table-cell office:value-type="string" office:value="This is a beautiful glass.">
            <text:p>This is a beautiful glass.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毛">
            <text:p>毛</text:p>
          </table:table-cell>
          <table:table-cell office:value-type="string" office:value="け">
            <text:p>け</text:p>
          </table:table-cell>
          <table:table-cell office:value-type="string" office:value="hair, down">
            <text:p>hair, d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スープに毛が入っていました。">
            <text:p>スープに毛が入っていました。</text:p>
          </table:table-cell>
          <table:table-cell office:value-type="string" office:value="スープ に け が はいって いました。">
            <text:p>スープ に け が はいって いました。</text:p>
          </table:table-cell>
          <table:table-cell office:value-type="string" office:value="There was a hair in the soup.">
            <text:p>There was a hair in the soup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黒板">
            <text:p>黒板</text:p>
          </table:table-cell>
          <table:table-cell office:value-type="string" office:value="こくばん">
            <text:p>こくばん</text:p>
          </table:table-cell>
          <table:table-cell office:value-type="string" office:value="blackboard">
            <text:p>black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答えを黒板に書いてください。">
            <text:p>答えを黒板に書いてください。</text:p>
          </table:table-cell>
          <table:table-cell office:value-type="string" office:value="こたえ を こくばん に かいて ください。">
            <text:p>こたえ を こくばん に かいて ください。</text:p>
          </table:table-cell>
          <table:table-cell office:value-type="string" office:value="Please write your answer on the blackboard.">
            <text:p>Please write your answer on the blackboard.</text:p>
          </table:table-cell>
          <table:table-cell office:value-type="string" office:value="先生が黒板の前に立っています。">
            <text:p>先生が黒板の前に立っています。</text:p>
          </table:table-cell>
          <table:table-cell office:value-type="string" office:value="せんせい が こくばん の まえ に たって います。">
            <text:p>せんせい が こくばん の まえ に たって います。</text:p>
          </table:table-cell>
          <table:table-cell office:value-type="string" office:value="The teacher is standing in front of the blackboard.">
            <text:p>The teacher is standing in front of the blackboar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積もる">
            <text:p>積もる</text:p>
          </table:table-cell>
          <table:table-cell office:value-type="string" office:value="つもる">
            <text:p>つもる</text:p>
          </table:table-cell>
          <table:table-cell office:value-type="string" office:value="pile up">
            <text:p>pil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雪が積もっています。">
            <text:p>雪が積もっています。</text:p>
          </table:table-cell>
          <table:table-cell office:value-type="string" office:value="ゆき が つもって います。">
            <text:p>ゆき が つもって います。</text:p>
          </table:table-cell>
          <table:table-cell office:value-type="string" office:value="The snow has piled up.">
            <text:p>The snow has piled up.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dust will accumulate into a mountain.">
            <text:p>Even dust will accumulate into a mountai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半年">
            <text:p>半年</text:p>
          </table:table-cell>
          <table:table-cell office:value-type="string" office:value="はんとし">
            <text:p>はんとし</text:p>
          </table:table-cell>
          <table:table-cell office:value-type="string" office:value="half a year">
            <text:p>half a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来て半年になります。">
            <text:p>日本に来て半年になります。</text:p>
          </table:table-cell>
          <table:table-cell office:value-type="string" office:value="にっぽん に きて はんとし に なります。">
            <text:p>にっぽん に きて はんとし に なります。</text:p>
          </table:table-cell>
          <table:table-cell office:value-type="string" office:value="It has been half a year since I came to Japan.">
            <text:p>It has been half a year since I came to Japan.</text:p>
          </table:table-cell>
          <table:table-cell office:value-type="string" office:value="私は半年に1回、旅行に行きます。">
            <text:p>私は半年に1回、旅行に行きます。</text:p>
          </table:table-cell>
          <table:table-cell office:value-type="string" office:value="わたし は はんとし に 1 かい、りょこう に いきます。">
            <text:p>わたし は はんとし に 1 かい、りょこう に いきます。</text:p>
          </table:table-cell>
          <table:table-cell office:value-type="string" office:value="I go traveling once every half-a-year.">
            <text:p>I go traveling once every half-a-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現在">
            <text:p>現在</text:p>
          </table:table-cell>
          <table:table-cell office:value-type="string" office:value="げんざい">
            <text:p>げんざい</text:p>
          </table:table-cell>
          <table:table-cell office:value-type="string" office:value="the present, present time">
            <text:p>the present, presen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この電話番号は現在、使われておりません。">
            <text:p>この電話番号は現在、使われておりません。</text:p>
          </table:table-cell>
          <table:table-cell office:value-type="string" office:value="この でんわ ばんごう は げんざい、つかわれて おりません。">
            <text:p>この でんわ ばんごう は げんざい、つかわれて おりません。</text:p>
          </table:table-cell>
          <table:table-cell office:value-type="string" office:value="This telephone number is currently not in service.">
            <text:p>This telephone number is currently not in serv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利用">
            <text:p>利用</text:p>
          </table:table-cell>
          <table:table-cell office:value-type="string" office:value="りよう">
            <text:p>りよう</text:p>
          </table:table-cell>
          <table:table-cell office:value-type="string" office:value="utilization, usage">
            <text:p>utilization, us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よく図書館を利用します。">
            <text:p>私はよく図書館を利用します。</text:p>
          </table:table-cell>
          <table:table-cell office:value-type="string" office:value="わたし は よく としょかん を りよう します。">
            <text:p>わたし は よく としょかん を りよう します。</text:p>
          </table:table-cell>
          <table:table-cell office:value-type="string" office:value="I often go to the library.">
            <text:p>I often go to the library.</text:p>
          </table:table-cell>
          <table:table-cell office:value-type="string" office:value="このホテルを利用するのは初めてです。">
            <text:p>このホテルを利用するのは初めてです。</text:p>
          </table:table-cell>
          <table:table-cell office:value-type="string" office:value="この ホテル を りよう する の は はじめて です。">
            <text:p>この ホテル を りよう する の は はじめて です。</text:p>
          </table:table-cell>
          <table:table-cell office:value-type="string" office:value="This is my first time using this hotel.">
            <text:p>This is my first time using this hote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方法">
            <text:p>方法</text:p>
          </table:table-cell>
          <table:table-cell office:value-type="string" office:value="ほうほう">
            <text:p>ほうほう</text:p>
          </table:table-cell>
          <table:table-cell office:value-type="string" office:value="method, procedure">
            <text:p>method, proced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方法を思いつきました。">
            <text:p>いい方法を思いつきました。</text:p>
          </table:table-cell>
          <table:table-cell office:value-type="string" office:value="いい ほうほう を おもいつきました。">
            <text:p>いい ほうほう を おもいつきました。</text:p>
          </table:table-cell>
          <table:table-cell office:value-type="string" office:value="We hit on a good method.">
            <text:p>We hit on a good method.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中心">
            <text:p>中心</text:p>
          </table:table-cell>
          <table:table-cell office:value-type="string" office:value="ちゅうしん">
            <text:p>ちゅうしん</text:p>
          </table:table-cell>
          <table:table-cell office:value-type="string" office:value="center (of a circle, etc.), core">
            <text:p>center (of a circle, etc.), c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建物の中心です。">
            <text:p>ここが建物の中心です。</text:p>
          </table:table-cell>
          <table:table-cell office:value-type="string" office:value="ここ が たてもの の ちゅうしん です。">
            <text:p>ここ が たてもの の ちゅうしん です。</text:p>
          </table:table-cell>
          <table:table-cell office:value-type="string" office:value="This is the center of the building.">
            <text:p>This is the center of the building.</text:p>
          </table:table-cell>
          <table:table-cell office:value-type="string" office:value="ホテルは町の中心にあります。">
            <text:p>ホテルは町の中心にあります。</text:p>
          </table:table-cell>
          <table:table-cell office:value-type="string" office:value="ホテル は まち の ちゅうしん に あります。">
            <text:p>ホテル は まち の ちゅうしん に あります。</text:p>
          </table:table-cell>
          <table:table-cell office:value-type="string" office:value="The hotel is located in the center of town.">
            <text:p>The hotel is located in the center of tow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明らか">
            <text:p>明らか</text:p>
          </table:table-cell>
          <table:table-cell office:value-type="string" office:value="あきらか">
            <text:p>あきらか</text:p>
          </table:table-cell>
          <table:table-cell office:value-type="string" office:value="clear, obvious">
            <text:p>clear, obv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明らかに彼が悪い。">
            <text:p>明らかに彼が悪い。</text:p>
          </table:table-cell>
          <table:table-cell office:value-type="string" office:value="あきらか に かれ が わるい。">
            <text:p>あきらか に かれ が わるい。</text:p>
          </table:table-cell>
          <table:table-cell office:value-type="string" office:value="It's clearly his fault.">
            <text:p>It's clearly his fault.</text:p>
          </table:table-cell>
          <table:table-cell office:value-type="string" office:value="あの人がお金を取ったのは明らかだ。">
            <text:p>あの人がお金を取ったのは明らかだ。</text:p>
          </table:table-cell>
          <table:table-cell office:value-type="string" office:value="あの ひと が おかね を とった の は あきらか だ。">
            <text:p>あの ひと が おかね を とった の は あきらか だ。</text:p>
          </table:table-cell>
          <table:table-cell office:value-type="string" office:value="It's obvious that that person took the money.">
            <text:p>It's obvious that that person took the mone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社長">
            <text:p>社長</text:p>
          </table:table-cell>
          <table:table-cell office:value-type="string" office:value="しゃちょう">
            <text:p>しゃちょう</text:p>
          </table:table-cell>
          <table:table-cell office:value-type="string" office:value="president (of a company)">
            <text:p>president (of a compan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。">
            <text:p>おば は ちいさな かいしゃ の しゃちょう です。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あの会社は社長がよく変わる。">
            <text:p>あの会社は社長がよく変わる。</text:p>
          </table:table-cell>
          <table:table-cell office:value-type="string" office:value="あの かいしゃ は しゃちょう が よく かわる。">
            <text:p>あの かいしゃ は しゃちょう が よく かわる。</text:p>
          </table:table-cell>
          <table:table-cell office:value-type="string" office:value="The president of that company often changes.">
            <text:p>The president of that company often chang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ほぼ">
            <text:p>ほぼ</text:p>
          </table:table-cell>
          <table:table-cell office:value-type="string" office:value="ほぼ">
            <text:p>ほぼ</text:p>
          </table:table-cell>
          <table:table-cell office:value-type="string" office:value="almost, nearly">
            <text:p>almost, n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仕事がほぼ終わりました。">
            <text:p>仕事がほぼ終わりました。</text:p>
          </table:table-cell>
          <table:table-cell office:value-type="string" office:value="しごと が ほぼ おわりました。">
            <text:p>しごと が ほぼ おわりました。</text:p>
          </table:table-cell>
          <table:table-cell office:value-type="string" office:value="My work is almost finished.">
            <text:p>My work is almost finished.</text:p>
          </table:table-cell>
          <table:table-cell office:value-type="string" office:value="この山は富士山とほぼ同じ高さです。">
            <text:p>この山は富士山とほぼ同じ高さです。</text:p>
          </table:table-cell>
          <table:table-cell office:value-type="string" office:value="この やま は ふじさん と ほぼ おなじ たかさ です。">
            <text:p>この やま は ふじさん と ほぼ おなじ たかさ です。</text:p>
          </table:table-cell>
          <table:table-cell office:value-type="string" office:value="This mountain is almost the same height as Mt. Fuji.">
            <text:p>This mountain is almost the same height as Mt. Fuji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商品">
            <text:p>商品</text:p>
          </table:table-cell>
          <table:table-cell office:value-type="string" office:value="しょうひん">
            <text:p>しょうひん</text:p>
          </table:table-cell>
          <table:table-cell office:value-type="string" office:value="goods, commodities">
            <text:p>goods, commoditi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商品はよく売れている。">
            <text:p>この商品はよく売れている。</text:p>
          </table:table-cell>
          <table:table-cell office:value-type="string" office:value="この しょうひん は よく うれて いる。">
            <text:p>この しょうひん は よく うれて いる。</text:p>
          </table:table-cell>
          <table:table-cell office:value-type="string" office:value="This product is selling well.">
            <text:p>This product is selling well.</text:p>
          </table:table-cell>
          <table:table-cell office:value-type="string" office:value="新しい商品が入りました。">
            <text:p>新しい商品が入りました。</text:p>
          </table:table-cell>
          <table:table-cell office:value-type="string" office:value="あたらしい しょうひん が はいりました。">
            <text:p>あたらしい しょうひん が はいりました。</text:p>
          </table:table-cell>
          <table:table-cell office:value-type="string" office:value="A new product has come in.">
            <text:p>A new product has come i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大型">
            <text:p>大型</text:p>
          </table:table-cell>
          <table:table-cell office:value-type="string" office:value="おおがた">
            <text:p>おおがた</text:p>
          </table:table-cell>
          <table:table-cell office:value-type="string" office:value="large, large scale">
            <text:p>large, large sc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型のテレビを買った。">
            <text:p>大型のテレビを買った。</text:p>
          </table:table-cell>
          <table:table-cell office:value-type="string" office:value="おおがた の テレビ を かった。">
            <text:p>おおがた の テレビ を かった。</text:p>
          </table:table-cell>
          <table:table-cell office:value-type="string" office:value="We bought a large television.">
            <text:p>We bought a large television.</text:p>
          </table:table-cell>
          <table:table-cell office:value-type="string" office:value="父は大型バスの運転手です。">
            <text:p>父は大型バスの運転手です。</text:p>
          </table:table-cell>
          <table:table-cell office:value-type="string" office:value="ちち は おおがた バス の うんてんしゅ です。">
            <text:p>ちち は おおがた バス の うんてんしゅ です。</text:p>
          </table:table-cell>
          <table:table-cell office:value-type="string" office:value="My father is a large bus driver.">
            <text:p>My father is a large bus driv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限る">
            <text:p>限る</text:p>
          </table:table-cell>
          <table:table-cell office:value-type="string" office:value="かぎる">
            <text:p>かぎる</text:p>
          </table:table-cell>
          <table:table-cell office:value-type="string" office:value="be limited to">
            <text:p>be limit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サービスは週末に限ります。">
            <text:p>このサービスは週末に限ります。</text:p>
          </table:table-cell>
          <table:table-cell office:value-type="string" office:value="この サービス は しゅうまつ に かぎります。">
            <text:p>この サービス は しゅうまつ に かぎります。</text:p>
          </table:table-cell>
          <table:table-cell office:value-type="string" office:value="This service is offered on weekends only.">
            <text:p>This service is offered on weekends only.</text:p>
          </table:table-cell>
          <table:table-cell office:value-type="string" office:value="このサービスは学生に限られています。">
            <text:p>このサービスは学生に限られています。</text:p>
          </table:table-cell>
          <table:table-cell office:value-type="string" office:value="この サービス は がくせい に かぎられて います。">
            <text:p>この サービス は がくせい に かぎられて います。</text:p>
          </table:table-cell>
          <table:table-cell office:value-type="string" office:value="This service is limited to students.">
            <text:p>This service is limited to student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記録">
            <text:p>記録</text:p>
          </table:table-cell>
          <table:table-cell office:value-type="string" office:value="きろく">
            <text:p>きろく</text:p>
          </table:table-cell>
          <table:table-cell office:value-type="string" office:value="record, documentation">
            <text:p>record, documen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マラソンで世界記録が出た。">
            <text:p>マラソンで世界記録が出た。</text:p>
          </table:table-cell>
          <table:table-cell office:value-type="string" office:value="マラソン で せかい きろく が でた。">
            <text:p>マラソン で せかい きろく が でた。</text:p>
          </table:table-cell>
          <table:table-cell office:value-type="string" office:value="There was a new world record in the marathon.">
            <text:p>There was a new world record in the marathon.</text:p>
          </table:table-cell>
          <table:table-cell office:value-type="string" office:value="会議で話したことを記録してください。">
            <text:p>会議で話したことを記録してください。</text:p>
          </table:table-cell>
          <table:table-cell office:value-type="string" office:value="かいぎ で はなした こと を きろく して ください。">
            <text:p>かいぎ で はなした こと を きろく して ください。</text:p>
          </table:table-cell>
          <table:table-cell office:value-type="string" office:value="Please keep a record of what we discussed in the meeting.">
            <text:p>Please keep a record of what we discussed in the meet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具体的">
            <text:p>具体的</text:p>
          </table:table-cell>
          <table:table-cell office:value-type="string" office:value="ぐたいてき">
            <text:p>ぐたいてき</text:p>
          </table:table-cell>
          <table:table-cell office:value-type="string" office:value="concrete, specific">
            <text:p>concrete,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specific examples.">
            <text:p>Please show me some specific examples.</text:p>
          </table:table-cell>
          <table:table-cell office:value-type="string" office:value="もっと具体的に説明してください。">
            <text:p>もっと具体的に説明してください。</text:p>
          </table:table-cell>
          <table:table-cell office:value-type="string" office:value="もっと ぐたいてき に せつめい して ください。">
            <text:p>もっと ぐたいてき に せつめい して ください。</text:p>
          </table:table-cell>
          <table:table-cell office:value-type="string" office:value="Please explain more specifically.">
            <text:p>Please explain more specifical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効果">
            <text:p>効果</text:p>
          </table:table-cell>
          <table:table-cell office:value-type="string" office:value="こうか">
            <text:p>こうか</text:p>
          </table:table-cell>
          <table:table-cell office:value-type="string" office:value="effect, result">
            <text:p>effect, res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には胃を守る効果がある。">
            <text:p>この薬には胃を守る効果がある。</text:p>
          </table:table-cell>
          <table:table-cell office:value-type="string" office:value="この くすり に は い を まもる こうか が ある。">
            <text:p>この くすり に は い を まもる こうか が ある。</text:p>
          </table:table-cell>
          <table:table-cell office:value-type="string" office:value="This medicine is effective in protecting your stomach.">
            <text:p>This medicine is effective in protecting your stomach.</text:p>
          </table:table-cell>
          <table:table-cell office:value-type="string" office:value="あの注射は効果がありませんでした。">
            <text:p>あの注射は効果がありませんでした。</text:p>
          </table:table-cell>
          <table:table-cell office:value-type="string" office:value="あの ちゅうしゃ は こうか が ありません でした。">
            <text:p>あの ちゅうしゃ は こうか が ありません でした。</text:p>
          </table:table-cell>
          <table:table-cell office:value-type="string" office:value="That injection wasn't effective.">
            <text:p>That injection wasn't effectiv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公開">
            <text:p>公開</text:p>
          </table:table-cell>
          <table:table-cell office:value-type="string" office:value="こうかい">
            <text:p>こうかい</text:p>
          </table:table-cell>
          <table:table-cell office:value-type="string" office:value="opening (to the public)">
            <text:p>opening (to the public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映画は今日、公開されます。">
            <text:p>その映画は今日、公開されます。</text:p>
          </table:table-cell>
          <table:table-cell office:value-type="string" office:value="その えいが は きょう、こうかい されます。">
            <text:p>その えいが は きょう、こうかい されます。</text:p>
          </table:table-cell>
          <table:table-cell office:value-type="string" office:value="The movie opens today.">
            <text:p>The movie opens today.</text:p>
          </table:table-cell>
          <table:table-cell office:value-type="string" office:value="ゴッホの作品が日本で公開になりました。">
            <text:p>ゴッホの作品が日本で公開になりました。</text:p>
          </table:table-cell>
          <table:table-cell office:value-type="string" office:value="ゴッホ の さくひん が にほん で こうかい に なりました。">
            <text:p>ゴッホ の さくひん が にほん で こうかい に なりました。</text:p>
          </table:table-cell>
          <table:table-cell office:value-type="string" office:value="An artwork by Van Gogh became publicly displayed in Japan.">
            <text:p>An artwork by Van Gogh became publicly displayed in Japa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作品">
            <text:p>作品</text:p>
          </table:table-cell>
          <table:table-cell office:value-type="string" office:value="さくひん">
            <text:p>さくひん</text:p>
          </table:table-cell>
          <table:table-cell office:value-type="string" office:value="work of art, creation">
            <text:p>work of art, cre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絵はゴッホの作品だ。">
            <text:p>この絵はゴッホの作品だ。</text:p>
          </table:table-cell>
          <table:table-cell office:value-type="string" office:value="この え は ゴッホ の さくひん だ。">
            <text:p>この え は ゴッホ の さくひん だ。</text:p>
          </table:table-cell>
          <table:table-cell office:value-type="string" office:value="This painting is one of van Gogh's works.">
            <text:p>This painting is one of van Gogh's works.</text:p>
          </table:table-cell>
          <table:table-cell office:value-type="string" office:value="彼の作品はいつも高く売れます。">
            <text:p>彼の作品はいつも高く売れます。</text:p>
          </table:table-cell>
          <table:table-cell office:value-type="string" office:value="かれ の さくひん は いつも たかく うれます。">
            <text:p>かれ の さくひん は いつも たかく うれます。</text:p>
          </table:table-cell>
          <table:table-cell office:value-type="string" office:value="His works of art always sells at a high price.">
            <text:p>His works of art always sells at a high pr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迫る">
            <text:p>迫る</text:p>
          </table:table-cell>
          <table:table-cell office:value-type="string" office:value="せまる">
            <text:p>せまる</text:p>
          </table:table-cell>
          <table:table-cell office:value-type="string" office:value="close in on, approach">
            <text:p>close in on, appro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締め切りが迫っています。">
            <text:p>締め切りが迫っています。</text:p>
          </table:table-cell>
          <table:table-cell office:value-type="string" office:value="しめきり が せまって います。">
            <text:p>しめきり が せまって います。</text:p>
          </table:table-cell>
          <table:table-cell office:value-type="string" office:value="The deadline is approaching.">
            <text:p>The deadline is approaching.</text:p>
          </table:table-cell>
          <table:table-cell office:value-type="string" office:value="スターウォーズの映画の公開が明日に迫っています。">
            <text:p>スターウォーズの映画の公開が明日に迫っています。</text:p>
          </table:table-cell>
          <table:table-cell office:value-type="string" office:value="スターウォーズ の えいが の こうかい が あした に せまって います。">
            <text:p>スターウォーズ の えいが の こうかい が あした に せまって います。</text:p>
          </table:table-cell>
          <table:table-cell office:value-type="string" office:value="The release of the Star Wars movie is just a day away.">
            <text:p>The release of the Star Wars movie is just a day a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大会">
            <text:p>大会</text:p>
          </table:table-cell>
          <table:table-cell office:value-type="string" office:value="たいかい">
            <text:p>たいかい</text:p>
          </table:table-cell>
          <table:table-cell office:value-type="string" office:value="tournament, event">
            <text:p>tournament, ev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には川辺で花火大会があります。">
            <text:p>夏には川辺で花火大会があります。</text:p>
          </table:table-cell>
          <table:table-cell office:value-type="string" office:value="なつ に は かわべ で はなび たいかい が あります。">
            <text:p>なつ に は かわべ で はなび たいかい が あります。</text:p>
          </table:table-cell>
          <table:table-cell office:value-type="string" office:value="There is a firework event by the river in summer.">
            <text:p>There is a firework event by the river in summer.</text:p>
          </table:table-cell>
          <table:table-cell office:value-type="string" office:value="彼はマラソン大会で1位になりました。">
            <text:p>彼はマラソン大会で1位になりました。</text:p>
          </table:table-cell>
          <table:table-cell office:value-type="string" office:value="かれ は マラソン たいかい で 1 い に なりました。">
            <text:p>かれ は マラソン たいかい で 1 い に なりました。</text:p>
          </table:table-cell>
          <table:table-cell office:value-type="string" office:value="He won first place in the marathon.">
            <text:p>He won first place in the marath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背景">
            <text:p>背景</text:p>
          </table:table-cell>
          <table:table-cell office:value-type="string" office:value="はいけい">
            <text:p>はいけい</text:p>
          </table:table-cell>
          <table:table-cell office:value-type="string" office:value="background, backdrop">
            <text:p>background, backdr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件の背景に何があったのだろう。">
            <text:p>事件の背景に何があったのだろう。</text:p>
          </table:table-cell>
          <table:table-cell office:value-type="string" office:value="じけん の はいけい に なに が あった の だろう。">
            <text:p>じけん の はいけい に なに が あった の だろう。</text:p>
          </table:table-cell>
          <table:table-cell office:value-type="string" office:value="I wonder what was behind the incident.">
            <text:p>I wonder what was behind the incident.</text:p>
          </table:table-cell>
          <table:table-cell office:value-type="string" office:value="私は山を背景に写真を撮りました。">
            <text:p>私は山を背景に写真を撮りました。</text:p>
          </table:table-cell>
          <table:table-cell office:value-type="string" office:value="わたし は やま を はいけい に しゃしん を とりました。">
            <text:p>わたし は やま を はいけい に しゃしん を とりました。</text:p>
          </table:table-cell>
          <table:table-cell office:value-type="string" office:value="I took a picture with a mountain in the background.">
            <text:p>I took a picture with a mountain in the backgrou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文字">
            <text:p>文字</text:p>
          </table:table-cell>
          <table:table-cell office:value-type="string" office:value="もじ">
            <text:p>もじ</text:p>
          </table:table-cell>
          <table:table-cell office:value-type="string" office:value="character, letter, writing">
            <text:p>character, letter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文字が書いてあった。">
            <text:p>壁に文字が書いてあった。</text:p>
          </table:table-cell>
          <table:table-cell office:value-type="string" office:value="かべ に もじ が かいて あった。">
            <text:p>かべ に もじ が かいて あった。</text:p>
          </table:table-cell>
          <table:table-cell office:value-type="string" office:value="There was some writing on the wall.">
            <text:p>There was some writing on the wall.</text:p>
          </table:table-cell>
          <table:table-cell office:value-type="string" office:value="この写真に文字を入れることはできますか。">
            <text:p>この写真に文字を入れることはできますか。</text:p>
          </table:table-cell>
          <table:table-cell office:value-type="string" office:value="この しゃしん に もじ を いれる こと は できます か。">
            <text:p>この しゃしん に もじ を いれる こと は できます か。</text:p>
          </table:table-cell>
          <table:table-cell office:value-type="string" office:value="Can I add letters (texts) to this photograph?">
            <text:p>Can I add letters (texts) to this photograph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規則">
            <text:p>規則</text:p>
          </table:table-cell>
          <table:table-cell office:value-type="string" office:value="きそく">
            <text:p>きそく</text:p>
          </table:table-cell>
          <table:table-cell office:value-type="string" office:value="rule, regulation">
            <text:p>rule, reg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の規則は厳しいです。">
            <text:p>あの会社の規則は厳しいです。</text:p>
          </table:table-cell>
          <table:table-cell office:value-type="string" office:value="あの かいしゃ の きそく は きびしい です。">
            <text:p>あの かいしゃ の きそく は きびしい です。</text:p>
          </table:table-cell>
          <table:table-cell office:value-type="string" office:value="That company's rules are strict.">
            <text:p>That company's rules are strict.</text:p>
          </table:table-cell>
          <table:table-cell office:value-type="string" office:value="私の学校には規則がたくさんあります。">
            <text:p>私の学校には規則がたくさんあります。</text:p>
          </table:table-cell>
          <table:table-cell office:value-type="string" office:value="わたし の がっこう に は きそく が たくさん あります。">
            <text:p>わたし の がっこう に は きそく が たくさん あります。</text:p>
          </table:table-cell>
          <table:table-cell office:value-type="string" office:value="My school has many rules.">
            <text:p>My school has many rul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近所">
            <text:p>近所</text:p>
          </table:table-cell>
          <table:table-cell office:value-type="string" office:value="きんじょ">
            <text:p>きんじょ</text:p>
          </table:table-cell>
          <table:table-cell office:value-type="string" office:value="neighborhood">
            <text:p>neighborh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近所にカナダ人が住んでいる。">
            <text:p>近所にカナダ人が住んでいる。</text:p>
          </table:table-cell>
          <table:table-cell office:value-type="string" office:value="きんじょ に カナダ じん が すんで いる。">
            <text:p>きんじょ に カナダ じん が すんで いる。</text:p>
          </table:table-cell>
          <table:table-cell office:value-type="string" office:value="A Canadian lives in my neighborhood.">
            <text:p>A Canadian lives in my neighborhood.</text:p>
          </table:table-cell>
          <table:table-cell office:value-type="string" office:value="家の近所にいいレストランがあります。">
            <text:p>家の近所にいいレストランがあります。</text:p>
          </table:table-cell>
          <table:table-cell office:value-type="string" office:value="いえ の きんじょ に いい レストラン が あります 。">
            <text:p>いえ の きんじょ に いい レストラン が あります 。</text:p>
          </table:table-cell>
          <table:table-cell office:value-type="string" office:value="There is a good restaurant in my neighborhood.">
            <text:p>There is a good restaurant in my neighborhoo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グラフ">
            <text:p>グラフ</text:p>
          </table:table-cell>
          <table:table-cell office:value-type="string" office:value="グラフ">
            <text:p>グラフ</text:p>
          </table:table-cell>
          <table:table-cell office:value-type="string" office:value="chart, graph">
            <text:p>chart, 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売上をグラフにした。">
            <text:p>彼は売上をグラフにした。</text:p>
          </table:table-cell>
          <table:table-cell office:value-type="string" office:value="かれ は うりあげ を グラフ に した。">
            <text:p>かれ は うりあげ を グラフ に した。</text:p>
          </table:table-cell>
          <table:table-cell office:value-type="string" office:value="He made a chart of the sales figures.">
            <text:p>He made a chart of the sales figures.</text:p>
          </table:table-cell>
          <table:table-cell office:value-type="string" office:value="このグラフをもっと大きくしてください。">
            <text:p>このグラフをもっと大きくしてください。</text:p>
          </table:table-cell>
          <table:table-cell office:value-type="string" office:value="この グラフ を もっと おおきく して ください。">
            <text:p>この グラフ を もっと おおきく して ください。</text:p>
          </table:table-cell>
          <table:table-cell office:value-type="string" office:value="Please make this graph larger.">
            <text:p>Please make this graph larg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首都">
            <text:p>首都</text:p>
          </table:table-cell>
          <table:table-cell office:value-type="string" office:value="しゅと">
            <text:p>しゅと</text:p>
          </table:table-cell>
          <table:table-cell office:value-type="string" office:value="capital">
            <text:p>ca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の首都です。">
            <text:p>東京は日本の首都です。</text:p>
          </table:table-cell>
          <table:table-cell office:value-type="string" office:value="とうきょう は にっぽん の しゅと です。">
            <text:p>とうきょう は にっぽん の しゅと です。</text:p>
          </table:table-cell>
          <table:table-cell office:value-type="string" office:value="Tokyo is the capital of Japan.">
            <text:p>Tokyo is the capital of Japan.</text:p>
          </table:table-cell>
          <table:table-cell office:value-type="string" office:value="オーストラリアの首都はシドニーではありません。">
            <text:p>オーストラリアの首都はシドニーではありません。</text:p>
          </table:table-cell>
          <table:table-cell office:value-type="string" office:value="オーストラリア の しゅと は シドニー で は ありません。">
            <text:p>オーストラリア の しゅと は シドニー で は ありません。</text:p>
          </table:table-cell>
          <table:table-cell office:value-type="string" office:value="The capital of Australia is not Sydney.">
            <text:p>The capital of Australia is not Sydne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減らす">
            <text:p>減らす</text:p>
          </table:table-cell>
          <table:table-cell office:value-type="string" office:value="へらす">
            <text:p>へらす</text:p>
          </table:table-cell>
          <table:table-cell office:value-type="string" office:value="reduce (something)">
            <text:p>reduc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最近、食事を減らしています。">
            <text:p>最近、食事を減らしています。</text:p>
          </table:table-cell>
          <table:table-cell office:value-type="string" office:value="さいきん、しょくじ を へらして います。">
            <text:p>さいきん、しょくじ を へらして います。</text:p>
          </table:table-cell>
          <table:table-cell office:value-type="string" office:value="I've been eating less recently.">
            <text:p>I've been eating less recently.</text:p>
          </table:table-cell>
          <table:table-cell office:value-type="string" office:value="お医者さんにお酒を減らすように言われました。">
            <text:p>お医者さんにお酒を減らすように言われました。</text:p>
          </table:table-cell>
          <table:table-cell office:value-type="string" office:value="おいしゃさん に おさけ を へらす よう に いわれました。">
            <text:p>おいしゃさん に おさけ を へらす よう に いわれました。</text:p>
          </table:table-cell>
          <table:table-cell office:value-type="string" office:value="The doctor told me to reduce alcohol (intake).">
            <text:p>The doctor told me to reduce alcohol (intake)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隠れる">
            <text:p>隠れる</text:p>
          </table:table-cell>
          <table:table-cell office:value-type="string" office:value="かくれる">
            <text:p>かくれる</text:p>
          </table:table-cell>
          <table:table-cell office:value-type="string" office:value="hide">
            <text:p>h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猫がベッドの下に隠れていました。">
            <text:p>猫がベッドの下に隠れていました。</text:p>
          </table:table-cell>
          <table:table-cell office:value-type="string" office:value="ねこ が ベッド の した に かくれて いました。">
            <text:p>ねこ が ベッド の した に かくれて いました。</text:p>
          </table:table-cell>
          <table:table-cell office:value-type="string" office:value="The cat was hiding under the bed.">
            <text:p>The cat was hiding under the be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美術館">
            <text:p>美術館</text:p>
          </table:table-cell>
          <table:table-cell office:value-type="string" office:value="びじゅつかん">
            <text:p>びじゅつかん</text:p>
          </table:table-cell>
          <table:table-cell office:value-type="string" office:value="art museum">
            <text:p>art 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美術館に行きました。">
            <text:p>昨日、美術館に行きました。</text:p>
          </table:table-cell>
          <table:table-cell office:value-type="string" office:value="きのう、びじゅつかん に いきました。">
            <text:p>きのう、びじゅつかん に いきました。</text:p>
          </table:table-cell>
          <table:table-cell office:value-type="string" office:value="I went to the art museum yesterday.">
            <text:p>I went to the art museum yesterday.</text:p>
          </table:table-cell>
          <table:table-cell office:value-type="string" office:value="その美術館には、すばらしい絵がたくさんあります。">
            <text:p>その美術館には、すばらしい絵がたくさんあります。</text:p>
          </table:table-cell>
          <table:table-cell office:value-type="string" office:value="その びじゅつかん に は、すばらしい え が たくさん あります。">
            <text:p>その びじゅつかん に は、すばらしい え が たくさん あります。</text:p>
          </table:table-cell>
          <table:table-cell office:value-type="string" office:value="There are many wonderful paintings in the art museum.">
            <text:p>There are many wonderful paintings in the art museum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ばか">
            <text:p>ばか</text:p>
          </table:table-cell>
          <table:table-cell office:value-type="string" office:value="ばか">
            <text:p>ばか</text:p>
          </table:table-cell>
          <table:table-cell office:value-type="string" office:value="foolish, stupid">
            <text:p>foolish, stupi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ばかだった。">
            <text:p>私はばかだった。</text:p>
          </table:table-cell>
          <table:table-cell office:value-type="string" office:value="わたし は ばか だった。">
            <text:p>わたし は ばか だった。</text:p>
          </table:table-cell>
          <table:table-cell office:value-type="string" office:value="I was foolish.">
            <text:p>I was foolish.</text:p>
          </table:table-cell>
          <table:table-cell office:value-type="string" office:value="彼女はそこまでばかじゃない。">
            <text:p>彼女はそこまでばかじゃない。</text:p>
          </table:table-cell>
          <table:table-cell office:value-type="string" office:value="かのじょ は そこ まで ばか じゃ ない。">
            <text:p>かのじょ は そこ まで ばか じゃ ない。</text:p>
          </table:table-cell>
          <table:table-cell office:value-type="string" office:value="She is not that stupid.">
            <text:p>She is not that stupi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暇">
            <text:p>暇</text:p>
          </table:table-cell>
          <table:table-cell office:value-type="string" office:value="ひま">
            <text:p>ひま</text:p>
          </table:table-cell>
          <table:table-cell office:value-type="string" office:value="free time, spare time">
            <text:p>free time, spare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は暇ですか。">
            <text:p>明日は暇ですか。</text:p>
          </table:table-cell>
          <table:table-cell office:value-type="string" office:value="あした は ひま です か。">
            <text:p>あした は ひま です か。</text:p>
          </table:table-cell>
          <table:table-cell office:value-type="string" office:value="Are you free tomorrow?">
            <text:p>Are you free tomorrow?</text:p>
          </table:table-cell>
          <table:table-cell office:value-type="string" office:value="今日はお昼ご飯を食べる暇もなかった。">
            <text:p>今日はお昼ご飯を食べる暇もなかった。</text:p>
          </table:table-cell>
          <table:table-cell office:value-type="string" office:value="きょう は おひる ごはん を たべる ひま も なかった。">
            <text:p>きょう は おひる ごはん を たべる ひま も なかった。</text:p>
          </table:table-cell>
          <table:table-cell office:value-type="string" office:value="I didn't have spare time to have lunch today.">
            <text:p>I didn't have spare time to have lunch tod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絵葉書">
            <text:p>絵葉書</text:p>
          </table:table-cell>
          <table:table-cell office:value-type="string" office:value="えはがき">
            <text:p>えはがき</text:p>
          </table:table-cell>
          <table:table-cell office:value-type="string" office:value="picture postcard">
            <text:p>picture 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から絵葉書が届きました。">
            <text:p>友達から絵葉書が届きました。</text:p>
          </table:table-cell>
          <table:table-cell office:value-type="string" office:value="ともだち から えはがき が とどきました。">
            <text:p>ともだち から えはがき が とどきました。</text:p>
          </table:table-cell>
          <table:table-cell office:value-type="string" office:value="I received a picture postcard from my friend.">
            <text:p>I received a picture postcard from my friend.</text:p>
          </table:table-cell>
          <table:table-cell office:value-type="string" office:value="京都から家族に絵葉書を出しました。">
            <text:p>京都から家族に絵葉書を出しました。</text:p>
          </table:table-cell>
          <table:table-cell office:value-type="string" office:value="きょうと から かぞく に えはがき を だしました。">
            <text:p>きょうと から かぞく に えはがき を だしました。</text:p>
          </table:table-cell>
          <table:table-cell office:value-type="string" office:value="I sent a postcard to my family from Kyoto.">
            <text:p>I sent a postcard to my family from Kyot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あんなに">
            <text:p>あんなに</text:p>
          </table:table-cell>
          <table:table-cell office:value-type="string" office:value="あんなに">
            <text:p>あんなに</text:p>
          </table:table-cell>
          <table:table-cell office:value-type="string" office:value="that much, such">
            <text:p>that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んなにいい人はいません。">
            <text:p>あんなにいい人はいません。</text:p>
          </table:table-cell>
          <table:table-cell office:value-type="string" office:value="あんな に いい ひと は いません。">
            <text:p>あんな に いい ひと は いません。</text:p>
          </table:table-cell>
          <table:table-cell office:value-type="string" office:value="I've never seen such a good-hearted person.">
            <text:p>I've never seen such a good-hearted person.</text:p>
          </table:table-cell>
          <table:table-cell office:value-type="string" office:value="彼は日本語があんなに上手だなんて知りませんでした。">
            <text:p>彼は日本語があんなに上手だなんて知りませんでした。</text:p>
          </table:table-cell>
          <table:table-cell office:value-type="string" office:value="かれ は にほん ご が あんな に じょうず だ なんて しりません でした。">
            <text:p>かれ は にほん ご が あんな に じょうず だ なんて しりません でした。</text:p>
          </table:table-cell>
          <table:table-cell office:value-type="string" office:value="I didn't know that he was that good at Japanese.">
            <text:p>I didn't know that he was that good at Japanes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いき">
            <text:p>いき</text:p>
          </table:table-cell>
          <table:table-cell office:value-type="string" office:value="going, outbound (flight, train, etc.)">
            <text:p>going, outbound (flight, train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行きは新幹線で行った。">
            <text:p>行きは新幹線で行った。</text:p>
          </table:table-cell>
          <table:table-cell office:value-type="string" office:value="いき は しんかんせん で いった。">
            <text:p>いき は しんかんせん で いった。</text:p>
          </table:table-cell>
          <table:table-cell office:value-type="string" office:value="I went by bullet train on the way over.">
            <text:p>I went by bullet train on the way over.</text:p>
          </table:table-cell>
          <table:table-cell office:value-type="string" office:value="沖縄まで行きは3時間かかりました。">
            <text:p>沖縄まで行きは3時間かかりました。</text:p>
          </table:table-cell>
          <table:table-cell office:value-type="string" office:value="おきなわ まで いき は 3 じかん かかりました。">
            <text:p>おきなわ まで いき は 3 じかん かかりました。</text:p>
          </table:table-cell>
          <table:table-cell office:value-type="string" office:value="It took three hours to (get to) Okinawa outbound.">
            <text:p>It took three hours to (get to) Okinawa outbou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通勤">
            <text:p>通勤</text:p>
          </table:table-cell>
          <table:table-cell office:value-type="string" office:value="つうきん">
            <text:p>つうきん</text:p>
          </table:table-cell>
          <table:table-cell office:value-type="string" office:value="commute">
            <text:p>commu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勤に30分かかります。">
            <text:p>毎朝、通勤に30分かかります。</text:p>
          </table:table-cell>
          <table:table-cell office:value-type="string" office:value="まいあさ、つうきん に 30 ぷん かかります。">
            <text:p>まいあさ、つうきん に 30 ぷん かかります。</text:p>
          </table:table-cell>
          <table:table-cell office:value-type="string" office:value="It takes thirty minutes to commute every morning.">
            <text:p>It takes thirty minutes to commute every morning.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ちゃんと">
            <text:p>ちゃんと</text:p>
          </table:table-cell>
          <table:table-cell office:value-type="string" office:value="ちゃんと">
            <text:p>ちゃんと</text:p>
          </table:table-cell>
          <table:table-cell office:value-type="string" office:value="correctly, properly">
            <text:p>correctly, prope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ちゃんと食べましたか。">
            <text:p>朝食はちゃんと食べましたか。</text:p>
          </table:table-cell>
          <table:table-cell office:value-type="string" office:value="ちょうしょく は ちゃんと たべました か。">
            <text:p>ちょうしょく は ちゃんと たべました か。</text:p>
          </table:table-cell>
          <table:table-cell office:value-type="string" office:value="Did you eat a good breakfast?">
            <text:p>Did you eat a good breakfast?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an you fully close the door?">
            <text:p>Can you fully close the door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のんびり">
            <text:p>のんびり</text:p>
          </table:table-cell>
          <table:table-cell office:value-type="string" office:value="のんびり">
            <text:p>のんびり</text:p>
          </table:table-cell>
          <table:table-cell office:value-type="string" office:value="in a relaxed manner, leisurely">
            <text:p>in a relaxed manner, leisur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休みの日は家でのんびり過ごします。">
            <text:p>休みの日は家でのんびり過ごします。</text:p>
          </table:table-cell>
          <table:table-cell office:value-type="string" office:value="やすみ の ひ は うち で のんびり すごします。">
            <text:p>やすみ の ひ は うち で のんびり すごします。</text:p>
          </table:table-cell>
          <table:table-cell office:value-type="string" office:value="I spend my days off relaxing at home.">
            <text:p>I spend my days off relaxing at home.</text:p>
          </table:table-cell>
          <table:table-cell office:value-type="string" office:value="冬休みは南の島でのんびりしたい。">
            <text:p>冬休みは南の島でのんびりしたい。</text:p>
          </table:table-cell>
          <table:table-cell office:value-type="string" office:value="ふゆやすみ は みなみ の しま で のんびり したい。">
            <text:p>ふゆやすみ は みなみ の しま で のんびり したい。</text:p>
          </table:table-cell>
          <table:table-cell office:value-type="string" office:value="I want to relax on a tropical island for winter vacation.">
            <text:p>I want to relax on a tropical island for winter vacati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緊張">
            <text:p>緊張</text:p>
          </table:table-cell>
          <table:table-cell office:value-type="string" office:value="きんちょう">
            <text:p>きんちょう</text:p>
          </table:table-cell>
          <table:table-cell office:value-type="string" office:value="tension, strain">
            <text:p>tension, strai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緊張していたな。">
            <text:p>彼は緊張していたな。</text:p>
          </table:table-cell>
          <table:table-cell office:value-type="string" office:value="かれ は きんちょう して いた な。">
            <text:p>かれ は きんちょう して いた な。</text:p>
          </table:table-cell>
          <table:table-cell office:value-type="string" office:value="He was nervous.">
            <text:p>He was nervous.</text:p>
          </table:table-cell>
          <table:table-cell office:value-type="string" office:value="試験で緊張してしまいました。">
            <text:p>試験で緊張してしまいました。</text:p>
          </table:table-cell>
          <table:table-cell office:value-type="string" office:value="しけん で きんちょう して しまいました。">
            <text:p>しけん で きんちょう して しまいました。</text:p>
          </table:table-cell>
          <table:table-cell office:value-type="string" office:value="I got tense during the exam.">
            <text:p>I got tense during the exam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気付く">
            <text:p>気付く</text:p>
          </table:table-cell>
          <table:table-cell office:value-type="string" office:value="きづく">
            <text:p>きづく</text:p>
          </table:table-cell>
          <table:table-cell office:value-type="string" office:value="notice, realize">
            <text:p>notice, real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やっと問題点に気付きました。">
            <text:p>彼はやっと問題点に気付きました。</text:p>
          </table:table-cell>
          <table:table-cell office:value-type="string" office:value="かれ は やっと もんだい てん に きづきました。">
            <text:p>かれ は やっと もんだい てん に きづきました。</text:p>
          </table:table-cell>
          <table:table-cell office:value-type="string" office:value="He finally realized what the problem was.">
            <text:p>He finally realized what the problem was.</text:p>
          </table:table-cell>
          <table:table-cell office:value-type="string" office:value="彼女は私に気付いていません。">
            <text:p>彼女は私に気付いていません。</text:p>
          </table:table-cell>
          <table:table-cell office:value-type="string" office:value="かのじょ は わたし に きづいて いません。">
            <text:p>かのじょ は わたし に きづいて いません。</text:p>
          </table:table-cell>
          <table:table-cell office:value-type="string" office:value="She hasn't noticed me.">
            <text:p>She hasn't noticed 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